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842cm"/>
    </style:style>
    <style:style style:name="co2" style:family="table-column">
      <style:table-column-properties fo:break-before="auto" style:column-width="1.683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2.45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436cm"/>
    </style:style>
    <style:style style:name="co7" style:family="table-column">
      <style:table-column-properties fo:break-before="auto" style:column-width="2.251cm"/>
    </style:style>
    <style:style style:name="co8" style:family="table-column">
      <style:table-column-properties fo:break-before="auto" style:column-width="3.014cm"/>
    </style:style>
    <style:style style:name="co9" style:family="table-column">
      <style:table-column-properties fo:break-before="auto" style:column-width="2.461cm"/>
    </style:style>
    <style:style style:name="co10" style:family="table-column">
      <style:table-column-properties fo:break-before="auto" style:column-width="1.526cm"/>
    </style:style>
    <style:style style:name="co11" style:family="table-column">
      <style:table-column-properties fo:break-before="auto" style:column-width="3.251cm"/>
    </style:style>
    <style:style style:name="co12" style:family="table-column">
      <style:table-column-properties fo:break-before="auto" style:column-width="3.487cm"/>
    </style:style>
    <style:style style:name="co13" style:family="table-column">
      <style:table-column-properties fo:break-before="auto" style:column-width="3.709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4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tyle="normal" style:font-style-asian="normal" style:font-style-complex="normal"/>
    </style:style>
    <style:style style:name="ce10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5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</office:automatic-styles>
  <office:body>
    <office:spreadsheet>
      <table:table table:name="SCB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9" table:default-cell-style-name="ce1"/>
        <table:table-column table:style-name="co5" table:number-columns-repeated="101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k=</text:p>
          </table:table-cell>
          <table:table-cell table:formula="of:=5/18" office:value-type="float" office:value="0.277777777777778">
            <text:p>0.2777777778</text:p>
          </table:table-cell>
          <table:table-cell office:value-type="string">
            <text:p>q=</text:p>
          </table:table-cell>
          <table:table-cell table:formula="of:=2/9" office:value-type="float" office:value="0.222222222222222">
            <text:p>0.2222222222</text:p>
          </table:table-cell>
          <table:table-cell/>
          <table:table-cell office:value-type="string">
            <text:p>vk=</text:p>
          </table:table-cell>
          <table:table-cell table:formula="of:=(1.230336/72/72)*60*60" office:value-type="float" office:value="0.8544">
            <text:p>0.8544</text:p>
          </table:table-cell>
          <table:table-cell office:value-type="string">
            <text:p>t_vk=</text:p>
          </table:table-cell>
          <table:table-cell office:value-type="float" office:value="18">
            <text:p>18</text:p>
          </table:table-cell>
          <table:table-cell table:formula="of:=[.K3]/[.H2]" office:value-type="float" office:value="17.5561797752809">
            <text:p>17.5561797753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_vk=</text:p>
          </table:table-cell>
          <table:table-cell office:value-type="float" office:value="24">
            <text:p>24</text:p>
          </table:table-cell>
          <table:table-cell table:number-columns-repeated="5"/>
          <table:table-cell office:value-type="string">
            <text:p>t_s=</text:p>
          </table:table-cell>
          <table:table-cell table:formula="of:=[.J2]*[.H2]" office:value-type="float" office:value="15.3792">
            <text:p>15.3792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2" office:value-type="string">
            <text:p>1152 Hz</text:p>
          </table:table-cell>
          <table:table-cell table:style-name="ce3" office:value-type="string">
            <text:p>u</text:p>
          </table:table-cell>
          <table:table-cell table:style-name="ce3" office:value-type="string">
            <text:p>v1</text:p>
          </table:table-cell>
          <table:table-cell table:style-name="ce3" office:value-type="string">
            <text:p>v0</text:p>
          </table:table-cell>
          <table:table-cell table:style-name="ce3" office:value-type="string">
            <text:p>s1_qe</text:p>
          </table:table-cell>
          <table:table-cell table:style-name="ce3" office:value-type="string">
            <text:p>s1</text:p>
          </table:table-cell>
          <table:table-cell table:style-name="ce3" office:value-type="string">
            <text:p>s0_qe</text:p>
          </table:table-cell>
          <table:table-cell table:style-name="ce3" office:value-type="string">
            <text:p>s0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1_qe</text:p>
          </table:table-cell>
          <table:table-cell table:style-name="ce3" office:value-type="string">
            <text:p>t1</text:p>
          </table:table-cell>
          <table:table-cell table:style-name="ce3" office:value-type="string">
            <text:p>t0_qe</text:p>
          </table:table-cell>
          <table:table-cell table:style-name="ce3" office:value-type="string">
            <text:p>t0</text:p>
          </table:table-cell>
          <table:table-cell table:style-name="ce3" office:value-type="string">
            <text:p>s_a_qe</text:p>
          </table:table-cell>
          <table:table-cell table:style-name="ce3" office:value-type="string">
            <text:p>s_a</text:p>
          </table:table-cell>
          <table:table-cell table:style-name="ce3" office:value-type="string">
            <text:p>v_a</text:p>
          </table:table-cell>
          <table:table-cell table:style-name="ce12" table:number-columns-repeated="5"/>
          <table:table-cell table:style-name="ce3" table:number-columns-repeated="1003"/>
        </table:table-row>
        <table:table-row table:style-name="ro1">
          <table:table-cell/>
          <table:table-cell office:value-type="float" office:value="160">
            <text:p>160</text:p>
          </table:table-cell>
          <table:table-cell office:value-type="float" office:value="88">
            <text:p>88</text:p>
          </table:table-cell>
          <table:table-cell table:style-name="Default" office:value-type="float" office:value="0">
            <text:p>0</text:p>
          </table:table-cell>
          <table:table-cell table:style-name="ce6" office:value-type="float" office:value="756">
            <text:p>756</text:p>
          </table:table-cell>
          <table:table-cell table:style-name="ce6" table:formula="of:=[.E6]*1.068" office:value-type="float" office:value="807.408">
            <text:p>807.408</text:p>
          </table:table-cell>
          <table:table-cell table:style-name="ce6" table:formula="of:=[.H6]/1.068" office:value-type="float" office:value="1083.87096774194">
            <text:p>1083.871</text:p>
          </table:table-cell>
          <table:table-cell table:style-name="ce11" table:formula="of:=((([.$D6]*[.$C$2])^2)-(([.$B6]*[.$C$2])^2))/(2*[.$I6])" office:value-type="float" office:value="1157.57419354839">
            <text:p>1157.5742</text:p>
          </table:table-cell>
          <table:table-cell table:style-name="ce6" table:formula="of:=((([.$C6]*[.$C$2])^2)-(([.$B6]*[.$C$2])^2))/(2*[.F6])" office:value-type="float" office:value="-0.853210382964856">
            <text:p>-0.8532</text:p>
          </table:table-cell>
          <table:table-cell table:style-name="ce6" table:formula="of:=[.K6]/[.$H$2]" office:value-type="float" office:value="27.4354838709677">
            <text:p>27.4355</text:p>
          </table:table-cell>
          <table:table-cell table:style-name="ce6" table:formula="of:=(([.$C6]*[.$C$2])-([.$B6]*[.$C$2]))/[.$I6]" office:value-type="float" office:value="23.4408774193548">
            <text:p>23.4409</text:p>
          </table:table-cell>
          <table:table-cell table:style-name="ce6" table:formula="of:=[.M6]/[.$H$2]" office:value-type="float" office:value="60.9677419354839">
            <text:p>60.9677</text:p>
          </table:table-cell>
          <table:table-cell table:style-name="ce6" table:formula="of:=(([.$D6]*[.$C$2])-([.$B6]*[.$C$2]))/[.$I6]" office:value-type="float" office:value="52.0908387096774">
            <text:p>52.0908</text:p>
          </table:table-cell>
          <table:table-cell office:value-type="float" office:value="96">
            <text:p>96</text:p>
          </table:table-cell>
          <table:table-cell table:style-name="ce6" table:formula="of:=[.N6]*1.068" office:value-type="float" office:value="102.528">
            <text:p>102.528</text:p>
          </table:table-cell>
          <table:table-cell table:formula="of:=SQRT(([.B6]*[.$C$2])^2+2*[.$I6]*[.$O6])/[.$C$2]" office:value-type="float" office:value="152.75002922609">
            <text:p>152.7500292261</text:p>
          </table:table-cell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124">
            <text:p>124</text:p>
          </table:table-cell>
          <table:table-cell office:value-type="float" office:value="72">
            <text:p>72</text:p>
          </table:table-cell>
          <table:table-cell table:style-name="Default" office:value-type="float" office:value="0">
            <text:p>0</text:p>
          </table:table-cell>
          <table:table-cell table:style-name="ce6" office:value-type="float" office:value="756">
            <text:p>756</text:p>
          </table:table-cell>
          <table:table-cell table:style-name="ce6" table:formula="of:=[.E7]*1.068" office:value-type="float" office:value="807.408">
            <text:p>807.408</text:p>
          </table:table-cell>
          <table:table-cell table:style-name="ce6" table:formula="of:=[.H7]/1.068" office:value-type="float" office:value="1140.52747252747">
            <text:p>1140.5275</text:p>
          </table:table-cell>
          <table:table-cell table:style-name="ce11" table:formula="of:=((([.$D7]*[.$C$2])^2)-(([.$B7]*[.$C$2])^2))/(2*[.$I7])" office:value-type="float" office:value="1218.08334065934">
            <text:p>1218.0833</text:p>
          </table:table-cell>
          <table:table-cell table:style-name="ce6" table:formula="of:=((([.$C7]*[.$C$2])^2)-(([.$B7]*[.$C$2])^2))/(2*[.F7])" office:value-type="float" office:value="-0.487002700670801">
            <text:p>-0.487</text:p>
          </table:table-cell>
          <table:table-cell table:style-name="ce6" table:formula="of:=[.K7]/[.$H$2]" office:value-type="float" office:value="34.7142857142857">
            <text:p>34.7143</text:p>
          </table:table-cell>
          <table:table-cell table:style-name="ce6" table:formula="of:=(([.$C7]*[.$C$2])-([.$B7]*[.$C$2]))/[.$I7]" office:value-type="float" office:value="29.6598857142857">
            <text:p>29.6599</text:p>
          </table:table-cell>
          <table:table-cell table:style-name="ce6" table:formula="of:=[.M7]/[.$H$2]" office:value-type="float" office:value="82.7802197802198">
            <text:p>82.7802</text:p>
          </table:table-cell>
          <table:table-cell table:style-name="ce6" table:formula="of:=(([.$D7]*[.$C$2])-([.$B7]*[.$C$2]))/[.$I7]" office:value-type="float" office:value="70.7274197802198">
            <text:p>70.7274</text:p>
          </table:table-cell>
          <table:table-cell/>
          <table:table-cell table:style-name="ce6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table:style-name="Default" office:value-type="float" office:value="0">
            <text:p>0</text:p>
          </table:table-cell>
          <table:table-cell table:style-name="ce6" office:value-type="float" office:value="756">
            <text:p>756</text:p>
          </table:table-cell>
          <table:table-cell table:style-name="ce6" table:formula="of:=[.E8]*1.068" office:value-type="float" office:value="807.408">
            <text:p>807.408</text:p>
          </table:table-cell>
          <table:table-cell table:style-name="ce6" table:formula="of:=[.H8]/1.068" office:value-type="float" office:value="1101.3986013986">
            <text:p>1101.3986</text:p>
          </table:table-cell>
          <table:table-cell table:style-name="ce11" table:formula="of:=((([.$D8]*[.$C$2])^2)-(([.$B8]*[.$C$2])^2))/(2*[.$I8])" office:value-type="float" office:value="1176.29370629371">
            <text:p>1176.2937</text:p>
          </table:table-cell>
          <table:table-cell table:style-name="ce6" table:formula="of:=((([.$C8]*[.$C$2])^2)-(([.$B8]*[.$C$2])^2))/(2*[.F8])" office:value-type="float" office:value="-0.327981410655845">
            <text:p>-0.328</text:p>
          </table:table-cell>
          <table:table-cell table:style-name="ce6" table:formula="of:=[.K8]/[.$H$2]" office:value-type="float" office:value="43.6153846153846">
            <text:p>43.6154</text:p>
          </table:table-cell>
          <table:table-cell table:style-name="ce6" table:formula="of:=(([.$C8]*[.$C$2])-([.$B8]*[.$C$2]))/[.$I8]" office:value-type="float" office:value="37.2649846153846">
            <text:p>37.265</text:p>
          </table:table-cell>
          <table:table-cell table:style-name="ce6" table:formula="of:=[.M8]/[.$H$2]" office:value-type="float" office:value="99.1258741258742">
            <text:p>99.1259</text:p>
          </table:table-cell>
          <table:table-cell table:style-name="ce6" table:formula="of:=(([.$D8]*[.$C$2])-([.$B8]*[.$C$2]))/[.$I8]" office:value-type="float" office:value="84.6931468531469">
            <text:p>84.6931</text:p>
          </table:table-cell>
          <table:table-cell/>
          <table:table-cell table:style-name="ce6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56">
            <text:p>56</text:p>
          </table:table-cell>
          <table:table-cell table:style-name="Default" office:value-type="float" office:value="0">
            <text:p>0</text:p>
          </table:table-cell>
          <table:table-cell table:style-name="ce6" table:formula="of:=[.E8]" office:value-type="float" office:value="756">
            <text:p>756</text:p>
          </table:table-cell>
          <table:table-cell table:style-name="ce6" table:formula="of:=[.E9]*1.068" office:value-type="float" office:value="807.408">
            <text:p>807.408</text:p>
          </table:table-cell>
          <table:table-cell table:style-name="ce6" table:formula="of:=[.H9]/1.068" office:value-type="float" office:value="1654.03636363636">
            <text:p>1654.0364</text:p>
          </table:table-cell>
          <table:table-cell table:style-name="ce11" table:formula="of:=((([.$D9]*[.$C$2])^2)-(([.$B9]*[.$C$2])^2))/(2*[.$I9])" office:value-type="float" office:value="1766.51083636364">
            <text:p>1766.5108</text:p>
          </table:table-cell>
          <table:table-cell table:style-name="ce6" table:formula="of:=((([.$C9]*[.$C$2])^2)-(([.$B9]*[.$C$2])^2))/(2*[.F9])" office:value-type="float" office:value="-0.126146696406094">
            <text:p>-0.1261</text:p>
          </table:table-cell>
          <table:table-cell table:style-name="ce6" table:formula="of:=[.K9]/[.$H$2]" office:value-type="float" office:value="51.5454545454546">
            <text:p>51.5455</text:p>
          </table:table-cell>
          <table:table-cell table:style-name="ce6" table:formula="of:=(([.$C9]*[.$C$2])-([.$B9]*[.$C$2]))/[.$I9]" office:value-type="float" office:value="44.0404363636364">
            <text:p>44.0404</text:p>
          </table:table-cell>
          <table:table-cell table:style-name="ce6" table:formula="of:=[.M9]/[.$H$2]" office:value-type="float" office:value="195.872727272727">
            <text:p>195.8727</text:p>
          </table:table-cell>
          <table:table-cell table:style-name="ce6" table:formula="of:=(([.$D9]*[.$C$2])-([.$B9]*[.$C$2]))/[.$I9]" office:value-type="float" office:value="167.353658181818">
            <text:p>167.3537</text:p>
          </table:table-cell>
          <table:table-cell/>
          <table:table-cell table:style-name="ce6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3" office:value-type="string">
            <text:p>576 Hz</text:p>
          </table:table-cell>
          <table:table-cell table:style-name="ce3" table:formula="of:=[.$B$5]" office:value-type="string" office:string-value="u">
            <text:p>u</text:p>
          </table:table-cell>
          <table:table-cell table:style-name="ce3" table:formula="of:=[.$C$5]" office:value-type="string" office:string-value="v1">
            <text:p>v1</text:p>
          </table:table-cell>
          <table:table-cell table:style-name="ce3" table:formula="of:=[.$D$5]" office:value-type="string" office:string-value="v0">
            <text:p>v0</text:p>
          </table:table-cell>
          <table:table-cell table:style-name="ce3" table:formula="of:=[.$E$5]" office:value-type="string" office:string-value="s1_qe">
            <text:p>s1_qe</text:p>
          </table:table-cell>
          <table:table-cell table:style-name="ce3" table:formula="of:=[.$F$5]" office:value-type="string" office:string-value="s1">
            <text:p>s1</text:p>
          </table:table-cell>
          <table:table-cell table:style-name="ce3" table:formula="of:=[.$G$5]" office:value-type="string" office:string-value="s0_qe">
            <text:p>s0_qe</text:p>
          </table:table-cell>
          <table:table-cell table:style-name="ce3" table:formula="of:=[.$H$5]" office:value-type="string" office:string-value="s0">
            <text:p>s0</text:p>
          </table:table-cell>
          <table:table-cell table:style-name="ce3" table:formula="of:=[.$I$5]" office:value-type="string" office:string-value="a">
            <text:p>a</text:p>
          </table:table-cell>
          <table:table-cell table:style-name="ce3" table:formula="of:=[.$J$5]" office:value-type="string" office:string-value="t1_qe">
            <text:p>t1_qe</text:p>
          </table:table-cell>
          <table:table-cell table:style-name="ce3" table:formula="of:=[.$K$5]" office:value-type="string" office:string-value="t1">
            <text:p>t1</text:p>
          </table:table-cell>
          <table:table-cell table:style-name="ce3" table:formula="of:=[.$L$5]" office:value-type="string" office:string-value="t0_qe">
            <text:p>t0_qe</text:p>
          </table:table-cell>
          <table:table-cell table:style-name="ce3" table:formula="of:=[.$M$5]" office:value-type="string" office:string-value="t0">
            <text:p>t0</text:p>
          </table:table-cell>
          <table:table-cell table:style-name="ce3" table:number-columns-repeated="3"/>
          <table:table-cell table:style-name="ce12" table:number-columns-repeated="5"/>
          <table:table-cell table:style-name="ce3" table:number-columns-repeated="1003"/>
        </table:table-row>
        <table:table-row table:style-name="ro1">
          <table:table-cell/>
          <table:table-cell office:value-type="float" office:value="64">
            <text:p>64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0">
            <text:p>0</text:p>
          </table:table-cell>
          <table:table-cell table:style-name="ce6" office:value-type="float" office:value="192">
            <text:p>192</text:p>
          </table:table-cell>
          <table:table-cell table:style-name="ce6" table:formula="of:=[.E11]*1.068" office:value-type="float" office:value="205.056">
            <text:p>205.056</text:p>
          </table:table-cell>
          <table:table-cell table:style-name="ce6" table:formula="of:=[.H11]/1.068" office:value-type="float" office:value="117">
            <text:p>117</text:p>
          </table:table-cell>
          <table:table-cell table:style-name="ce11" table:formula="of:=((([.$C11]*[.$C$2])^2)-(([.$B11]*[.$C$2])^2))/(2*[.$I11])" office:value-type="float" office:value="124.956">
            <text:p>124.956</text:p>
          </table:table-cell>
          <table:table-cell table:style-name="ce6" table:formula="of:=((([.$D11]*[.$C$2])^2)-(([.$B11]*[.$C$2])^2))/(2*[.F11])" office:value-type="float" office:value="-0.770641636226322">
            <text:p>-0.7706</text:p>
          </table:table-cell>
          <table:table-cell table:style-name="ce6" table:formula="of:=[.K11]/[.$H$2]" office:value-type="float" office:value="27">
            <text:p>27</text:p>
          </table:table-cell>
          <table:table-cell table:style-name="ce6" table:formula="of:=(([.$D11]*[.$C$2])-([.$B11]*[.$C$2]))/[.$I11]" office:value-type="float" office:value="23.0688">
            <text:p>23.0688</text:p>
          </table:table-cell>
          <table:table-cell table:style-name="ce6" table:formula="of:=[.M11]/[.$H$2]" office:value-type="float" office:value="27">
            <text:p>27</text:p>
          </table:table-cell>
          <table:table-cell table:style-name="ce6" table:formula="of:=(([.$D11]*[.$C$2])-([.$B11]*[.$C$2]))/[.$I11]" office:value-type="float" office:value="23.0688">
            <text:p>23.0688</text:p>
          </table:table-cell>
          <table:table-cell office:value-type="float" office:value="-192">
            <text:p>-192</text:p>
          </table:table-cell>
          <table:table-cell table:style-name="ce6" table:formula="of:=[.N11]*1.068" office:value-type="float" office:value="-205.056">
            <text:p>-205.056</text:p>
          </table:table-cell>
          <table:table-cell table:formula="of:=SQRT(([.B11]*[.$C$2])^2+2*[.$I11]*[.$O11])/[.$C$2]" office:value-type="float" office:value="90.5096679918781">
            <text:p>90.5096679919</text:p>
          </table:table-cell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64">
            <text:p>64</text:p>
          </table:table-cell>
          <table:table-cell table:style-name="Default" table:formula="of:=[.C11]" office:value-type="float" office:value="40">
            <text:p>40</text:p>
          </table:table-cell>
          <table:table-cell table:style-name="Default" office:value-type="float" office:value="0">
            <text:p>0</text:p>
          </table:table-cell>
          <table:table-cell table:style-name="ce6" table:formula="of:=[.E11]" office:value-type="float" office:value="192">
            <text:p>192</text:p>
          </table:table-cell>
          <table:table-cell table:style-name="ce6" table:formula="of:=[.E12]*1.068" office:value-type="float" office:value="205.056">
            <text:p>205.056</text:p>
          </table:table-cell>
          <table:table-cell table:style-name="ce6" table:formula="of:=[.H12]/1.068" office:value-type="float" office:value="117">
            <text:p>117</text:p>
          </table:table-cell>
          <table:table-cell table:style-name="ce11" table:formula="of:=((([.$C12]*[.$C$2])^2)-(([.$B12]*[.$C$2])^2))/(2*[.$I12])" office:value-type="float" office:value="124.956">
            <text:p>124.956</text:p>
          </table:table-cell>
          <table:table-cell table:style-name="ce6" table:formula="of:=((([.$D12]*[.$C$2])^2)-(([.$B12]*[.$C$2])^2))/(2*[.F12])" office:value-type="float" office:value="-0.770641636226322">
            <text:p>-0.7706</text:p>
          </table:table-cell>
          <table:table-cell table:style-name="ce6" table:formula="of:=[.K12]/[.$H$2]" office:value-type="float" office:value="27">
            <text:p>27</text:p>
          </table:table-cell>
          <table:table-cell table:style-name="ce6" table:formula="of:=(([.$D12]*[.$C$2])-([.$B12]*[.$C$2]))/[.$I12]" office:value-type="float" office:value="23.0688">
            <text:p>23.0688</text:p>
          </table:table-cell>
          <table:table-cell table:style-name="ce6" table:formula="of:=[.M12]/[.$H$2]" office:value-type="float" office:value="27">
            <text:p>27</text:p>
          </table:table-cell>
          <table:table-cell table:style-name="ce6" table:formula="of:=(([.$D12]*[.$C$2])-([.$B12]*[.$C$2]))/[.$I12]" office:value-type="float" office:value="23.0688">
            <text:p>23.0688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56">
            <text:p>56</text:p>
          </table:table-cell>
          <table:table-cell table:style-name="Default" table:formula="of:=[.C12]" office:value-type="float" office:value="40">
            <text:p>40</text:p>
          </table:table-cell>
          <table:table-cell table:style-name="Default" office:value-type="float" office:value="0">
            <text:p>0</text:p>
          </table:table-cell>
          <table:table-cell table:style-name="ce6" table:formula="of:=[.E12]" office:value-type="float" office:value="192">
            <text:p>192</text:p>
          </table:table-cell>
          <table:table-cell table:style-name="ce6" table:formula="of:=[.E13]*1.068" office:value-type="float" office:value="205.056">
            <text:p>205.056</text:p>
          </table:table-cell>
          <table:table-cell table:style-name="ce6" table:formula="of:=[.H13]/1.068" office:value-type="float" office:value="94.0408163265306">
            <text:p>94.0408</text:p>
          </table:table-cell>
          <table:table-cell table:style-name="ce11" table:formula="of:=((([.$C13]*[.$C$2])^2)-(([.$B13]*[.$C$2])^2))/(2*[.$I13])" office:value-type="float" office:value="100.435591836735">
            <text:p>100.4356</text:p>
          </table:table-cell>
          <table:table-cell table:style-name="ce6" table:formula="of:=((([.$D13]*[.$C$2])^2)-(([.$B13]*[.$C$2])^2))/(2*[.F13])" office:value-type="float" office:value="-0.590022502735778">
            <text:p>-0.59</text:p>
          </table:table-cell>
          <table:table-cell table:style-name="ce6" table:formula="of:=[.K13]/[.$H$2]" office:value-type="float" office:value="30.8571428571429">
            <text:p>30.8571</text:p>
          </table:table-cell>
          <table:table-cell table:style-name="ce6" table:formula="of:=(([.$D13]*[.$C$2])-([.$B13]*[.$C$2]))/[.$I13]" office:value-type="float" office:value="26.3643428571429">
            <text:p>26.3643</text:p>
          </table:table-cell>
          <table:table-cell table:style-name="ce6" table:formula="of:=[.M13]/[.$H$2]" office:value-type="float" office:value="30.8571428571429">
            <text:p>30.8571</text:p>
          </table:table-cell>
          <table:table-cell table:style-name="ce6" table:formula="of:=(([.$D13]*[.$C$2])-([.$B13]*[.$C$2]))/[.$I13]" office:value-type="float" office:value="26.3643428571429">
            <text:p>26.3643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56">
            <text:p>56</text:p>
          </table:table-cell>
          <table:table-cell table:style-name="Default" table:formula="of:=[.C13]" office:value-type="float" office:value="40">
            <text:p>40</text:p>
          </table:table-cell>
          <table:table-cell table:style-name="Default" office:value-type="float" office:value="0">
            <text:p>0</text:p>
          </table:table-cell>
          <table:table-cell table:style-name="ce6" table:formula="of:=[.E13]" office:value-type="float" office:value="192">
            <text:p>192</text:p>
          </table:table-cell>
          <table:table-cell table:style-name="ce6" table:formula="of:=[.E14]*1.068" office:value-type="float" office:value="205.056">
            <text:p>205.056</text:p>
          </table:table-cell>
          <table:table-cell table:style-name="ce6" table:formula="of:=[.H14]/1.068" office:value-type="float" office:value="94.0408163265306">
            <text:p>94.0408</text:p>
          </table:table-cell>
          <table:table-cell table:style-name="ce11" table:formula="of:=((([.$C14]*[.$C$2])^2)-(([.$B14]*[.$C$2])^2))/(2*[.$I14])" office:value-type="float" office:value="100.435591836735">
            <text:p>100.4356</text:p>
          </table:table-cell>
          <table:table-cell table:style-name="ce6" table:formula="of:=((([.$D14]*[.$C$2])^2)-(([.$B14]*[.$C$2])^2))/(2*[.F14])" office:value-type="float" office:value="-0.590022502735778">
            <text:p>-0.59</text:p>
          </table:table-cell>
          <table:table-cell table:style-name="ce6" table:formula="of:=[.K14]/[.$H$2]" office:value-type="float" office:value="30.8571428571429">
            <text:p>30.8571</text:p>
          </table:table-cell>
          <table:table-cell table:style-name="ce6" table:formula="of:=(([.$D14]*[.$C$2])-([.$B14]*[.$C$2]))/[.$I14]" office:value-type="float" office:value="26.3643428571429">
            <text:p>26.3643</text:p>
          </table:table-cell>
          <table:table-cell table:style-name="ce6" table:formula="of:=[.M14]/[.$H$2]" office:value-type="float" office:value="30.8571428571429">
            <text:p>30.8571</text:p>
          </table:table-cell>
          <table:table-cell table:style-name="ce6" table:formula="of:=(([.$D14]*[.$C$2])-([.$B14]*[.$C$2]))/[.$I14]" office:value-type="float" office:value="26.3643428571429">
            <text:p>26.3643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3" office:value-type="string">
            <text:p>1152 Hz – 576 Hz</text:p>
          </table:table-cell>
          <table:table-cell table:style-name="ce3" table:formula="of:=[.$B$5]" office:value-type="string" office:string-value="u">
            <text:p>u</text:p>
          </table:table-cell>
          <table:table-cell table:style-name="ce3" table:formula="of:=[.$C$5]" office:value-type="string" office:string-value="v1">
            <text:p>v1</text:p>
          </table:table-cell>
          <table:table-cell table:style-name="ce3" table:formula="of:=[.$D$5]" office:value-type="string" office:string-value="v0">
            <text:p>v0</text:p>
          </table:table-cell>
          <table:table-cell table:style-name="ce3" table:formula="of:=[.$E$5]" office:value-type="string" office:string-value="s1_qe">
            <text:p>s1_qe</text:p>
          </table:table-cell>
          <table:table-cell table:style-name="ce3" table:formula="of:=[.$F$5]" office:value-type="string" office:string-value="s1">
            <text:p>s1</text:p>
          </table:table-cell>
          <table:table-cell table:style-name="ce3" table:formula="of:=[.$G$5]" office:value-type="string" office:string-value="s0_qe">
            <text:p>s0_qe</text:p>
          </table:table-cell>
          <table:table-cell table:style-name="ce3" table:formula="of:=[.$H$5]" office:value-type="string" office:string-value="s0">
            <text:p>s0</text:p>
          </table:table-cell>
          <table:table-cell table:style-name="ce3" table:formula="of:=[.$I$5]" office:value-type="string" office:string-value="a">
            <text:p>a</text:p>
          </table:table-cell>
          <table:table-cell table:style-name="ce3" table:formula="of:=[.$J$5]" office:value-type="string" office:string-value="t1_qe">
            <text:p>t1_qe</text:p>
          </table:table-cell>
          <table:table-cell table:style-name="ce3" table:formula="of:=[.$K$5]" office:value-type="string" office:string-value="t1">
            <text:p>t1</text:p>
          </table:table-cell>
          <table:table-cell table:style-name="ce3" table:formula="of:=[.$L$5]" office:value-type="string" office:string-value="t0_qe">
            <text:p>t0_qe</text:p>
          </table:table-cell>
          <table:table-cell table:style-name="ce3" table:formula="of:=[.$M$5]" office:value-type="string" office:string-value="t0">
            <text:p>t0</text:p>
          </table:table-cell>
          <table:table-cell table:style-name="ce3" table:number-columns-repeated="3"/>
          <table:table-cell table:style-name="ce12" table:number-columns-repeated="5"/>
          <table:table-cell table:style-name="ce3" table:number-columns-repeated="1003"/>
        </table:table-row>
        <table:table-row table:style-name="ro1">
          <table:table-cell/>
          <table:table-cell table:formula="of:=[.B6]" office:value-type="float" office:value="160">
            <text:p>160</text:p>
          </table:table-cell>
          <table:table-cell table:formula="of:=[.B$11]"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6" table:formula="of:=[.F16]/1.068" office:value-type="float" office:value="910.451612903226">
            <text:p>910.4516</text:p>
          </table:table-cell>
          <table:table-cell table:style-name="ce11" table:formula="of:=((([.$C16]*[.$C$2])^2)-(([.$B16]*[.$C$2])^2))/(2*[.$I16])" office:value-type="float" office:value="972.362322580645">
            <text:p>972.3623</text:p>
          </table:table-cell>
          <table:table-cell table:style-name="ce6" table:formula="of:=[.H16]/1.068" office:value-type="float" office:value="1083.87096774194">
            <text:p>1083.871</text:p>
          </table:table-cell>
          <table:table-cell table:style-name="ce11" table:formula="of:=((([.$D16]*[.$C$2])^2)-(([.$B16]*[.$C$2])^2))/(2*[.$I16])" office:value-type="float" office:value="1157.57419354839">
            <text:p>1157.5742</text:p>
          </table:table-cell>
          <table:table-cell table:style-name="ce6" table:formula="of:=[.I6]" office:value-type="float" office:value="-0.853210382964856">
            <text:p>-0.8532</text:p>
          </table:table-cell>
          <table:table-cell table:style-name="ce6" table:formula="of:=[.K16]/[.$H$2]" office:value-type="float" office:value="36.5806451612903">
            <text:p>36.5806</text:p>
          </table:table-cell>
          <table:table-cell table:style-name="ce6" table:formula="of:=(([.$C16]*[.$C$2])-([.$B16]*[.$C$2]))/[.$I16]" office:value-type="float" office:value="31.2545032258065">
            <text:p>31.2545</text:p>
          </table:table-cell>
          <table:table-cell table:style-name="ce6" table:formula="of:=[.M16]/[.$H$2]" office:value-type="float" office:value="60.9677419354839">
            <text:p>60.9677</text:p>
          </table:table-cell>
          <table:table-cell table:style-name="ce6" table:formula="of:=(([.$D16]*[.$C$2])-([.$B16]*[.$C$2]))/[.$I16]" office:value-type="float" office:value="52.0908387096774">
            <text:p>52.0908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7]" office:value-type="float" office:value="124">
            <text:p>124</text:p>
          </table:table-cell>
          <table:table-cell table:formula="of:=[.B$12]"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6" table:formula="of:=[.F17]/1.068" office:value-type="float" office:value="836.703296703297">
            <text:p>836.7033</text:p>
          </table:table-cell>
          <table:table-cell table:style-name="ce11" table:formula="of:=((([.$C17]*[.$C$2])^2)-(([.$B17]*[.$C$2])^2))/(2*[.$I17])" office:value-type="float" office:value="893.599120879121">
            <text:p>893.5991</text:p>
          </table:table-cell>
          <table:table-cell table:style-name="ce6" table:formula="of:=[.H17]/1.068" office:value-type="float" office:value="1140.52747252747">
            <text:p>1140.5275</text:p>
          </table:table-cell>
          <table:table-cell table:style-name="ce11" table:formula="of:=((([.$D17]*[.$C$2])^2)-(([.$B17]*[.$C$2])^2))/(2*[.$I17])" office:value-type="float" office:value="1218.08334065934">
            <text:p>1218.0833</text:p>
          </table:table-cell>
          <table:table-cell table:style-name="ce6" table:formula="of:=[.I7]" office:value-type="float" office:value="-0.487002700670801">
            <text:p>-0.487</text:p>
          </table:table-cell>
          <table:table-cell table:style-name="ce6" table:formula="of:=[.K17]/[.$H$2]" office:value-type="float" office:value="40.0549450549451">
            <text:p>40.0549</text:p>
          </table:table-cell>
          <table:table-cell table:style-name="ce6" table:formula="of:=(([.$C17]*[.$C$2])-([.$B17]*[.$C$2]))/[.$I17]" office:value-type="float" office:value="34.2229450549451">
            <text:p>34.2229</text:p>
          </table:table-cell>
          <table:table-cell table:style-name="ce6" table:formula="of:=[.M17]/[.$H$2]" office:value-type="float" office:value="82.7802197802198">
            <text:p>82.7802</text:p>
          </table:table-cell>
          <table:table-cell table:style-name="ce6" table:formula="of:=(([.$D17]*[.$C$2])-([.$B17]*[.$C$2]))/[.$I17]" office:value-type="float" office:value="70.7274197802198">
            <text:p>70.7274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8]" office:value-type="float" office:value="100">
            <text:p>100</text:p>
          </table:table-cell>
          <table:table-cell table:formula="of:=[.B$13]" office:value-type="float" office:value="56">
            <text:p>56</text:p>
          </table:table-cell>
          <table:table-cell table:style-name="Default" office:value-type="float" office:value="0">
            <text:p>0</text:p>
          </table:table-cell>
          <table:table-cell table:style-name="ce6" table:formula="of:=[.F18]/1.068" office:value-type="float" office:value="756">
            <text:p>756</text:p>
          </table:table-cell>
          <table:table-cell table:style-name="ce11" table:formula="of:=((([.$C18]*[.$C$2])^2)-(([.$B18]*[.$C$2])^2))/(2*[.$I18])" office:value-type="float" office:value="807.408">
            <text:p>807.408</text:p>
          </table:table-cell>
          <table:table-cell table:style-name="ce6" table:formula="of:=[.H18]/1.068" office:value-type="float" office:value="1101.3986013986">
            <text:p>1101.3986</text:p>
          </table:table-cell>
          <table:table-cell table:style-name="ce11" table:formula="of:=((([.$D18]*[.$C$2])^2)-(([.$B18]*[.$C$2])^2))/(2*[.$I18])" office:value-type="float" office:value="1176.29370629371">
            <text:p>1176.2937</text:p>
          </table:table-cell>
          <table:table-cell table:style-name="ce6" table:formula="of:=[.I8]" office:value-type="float" office:value="-0.327981410655845">
            <text:p>-0.328</text:p>
          </table:table-cell>
          <table:table-cell table:style-name="ce6" table:formula="of:=[.K18]/[.$H$2]" office:value-type="float" office:value="43.6153846153846">
            <text:p>43.6154</text:p>
          </table:table-cell>
          <table:table-cell table:style-name="ce6" table:formula="of:=(([.$C18]*[.$C$2])-([.$B18]*[.$C$2]))/[.$I18]" office:value-type="float" office:value="37.2649846153846">
            <text:p>37.265</text:p>
          </table:table-cell>
          <table:table-cell table:style-name="ce6" table:formula="of:=[.M18]/[.$H$2]" office:value-type="float" office:value="99.1258741258742">
            <text:p>99.1259</text:p>
          </table:table-cell>
          <table:table-cell table:style-name="ce6" table:formula="of:=(([.$D18]*[.$C$2])-([.$B18]*[.$C$2]))/[.$I18]" office:value-type="float" office:value="84.6931468531469">
            <text:p>84.6931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9]" office:value-type="float" office:value="76">
            <text:p>76</text:p>
          </table:table-cell>
          <table:table-cell table:formula="of:=[.B$14]" office:value-type="float" office:value="56">
            <text:p>56</text:p>
          </table:table-cell>
          <table:table-cell table:style-name="Default" office:value-type="float" office:value="0">
            <text:p>0</text:p>
          </table:table-cell>
          <table:table-cell table:style-name="ce6" table:formula="of:=[.F19]/1.068" office:value-type="float" office:value="756">
            <text:p>756</text:p>
          </table:table-cell>
          <table:table-cell table:style-name="ce11" table:formula="of:=((([.$C19]*[.$C$2])^2)-(([.$B19]*[.$C$2])^2))/(2*[.$I19])" office:value-type="float" office:value="807.408">
            <text:p>807.408</text:p>
          </table:table-cell>
          <table:table-cell table:style-name="ce6" table:formula="of:=[.H19]/1.068" office:value-type="float" office:value="1654.03636363636">
            <text:p>1654.0364</text:p>
          </table:table-cell>
          <table:table-cell table:style-name="ce11" table:formula="of:=((([.$D19]*[.$C$2])^2)-(([.$B19]*[.$C$2])^2))/(2*[.$I19])" office:value-type="float" office:value="1766.51083636364">
            <text:p>1766.5108</text:p>
          </table:table-cell>
          <table:table-cell table:style-name="ce6" table:formula="of:=[.I9]" office:value-type="float" office:value="-0.126146696406094">
            <text:p>-0.1261</text:p>
          </table:table-cell>
          <table:table-cell table:style-name="ce6" table:formula="of:=[.K19]/[.$H$2]" office:value-type="float" office:value="51.5454545454546">
            <text:p>51.5455</text:p>
          </table:table-cell>
          <table:table-cell table:style-name="ce6" table:formula="of:=(([.$C19]*[.$C$2])-([.$B19]*[.$C$2]))/[.$I19]" office:value-type="float" office:value="44.0404363636364">
            <text:p>44.0404</text:p>
          </table:table-cell>
          <table:table-cell table:style-name="ce6" table:formula="of:=[.M19]/[.$H$2]" office:value-type="float" office:value="195.872727272727">
            <text:p>195.8727</text:p>
          </table:table-cell>
          <table:table-cell table:style-name="ce6" table:formula="of:=(([.$D19]*[.$C$2])-([.$B19]*[.$C$2]))/[.$I19]" office:value-type="float" office:value="167.353658181818">
            <text:p>167.353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3" office:value-type="string">
            <text:p>1728 Hz</text:p>
          </table:table-cell>
          <table:table-cell table:style-name="ce3" table:formula="of:=[.$B$5]" office:value-type="string" office:string-value="u">
            <text:p>u</text:p>
          </table:table-cell>
          <table:table-cell table:style-name="ce3" table:formula="of:=[.$C$5]" office:value-type="string" office:string-value="v1">
            <text:p>v1</text:p>
          </table:table-cell>
          <table:table-cell table:style-name="ce3" table:formula="of:=[.$D$5]" office:value-type="string" office:string-value="v0">
            <text:p>v0</text:p>
          </table:table-cell>
          <table:table-cell table:style-name="ce3" table:formula="of:=[.$E$5]" office:value-type="string" office:string-value="s1_qe">
            <text:p>s1_qe</text:p>
          </table:table-cell>
          <table:table-cell table:style-name="ce3" table:formula="of:=[.$F$5]" office:value-type="string" office:string-value="s1">
            <text:p>s1</text:p>
          </table:table-cell>
          <table:table-cell table:style-name="ce3" table:formula="of:=[.$G$5]" office:value-type="string" office:string-value="s0_qe">
            <text:p>s0_qe</text:p>
          </table:table-cell>
          <table:table-cell table:style-name="ce3" table:formula="of:=[.$H$5]" office:value-type="string" office:string-value="s0">
            <text:p>s0</text:p>
          </table:table-cell>
          <table:table-cell table:style-name="ce3" table:formula="of:=[.$I$5]" office:value-type="string" office:string-value="a">
            <text:p>a</text:p>
          </table:table-cell>
          <table:table-cell table:style-name="ce3" table:formula="of:=[.$J$5]" office:value-type="string" office:string-value="t1_qe">
            <text:p>t1_qe</text:p>
          </table:table-cell>
          <table:table-cell table:style-name="ce3" table:formula="of:=[.$K$5]" office:value-type="string" office:string-value="t1">
            <text:p>t1</text:p>
          </table:table-cell>
          <table:table-cell table:style-name="ce3" table:formula="of:=[.$L$5]" office:value-type="string" office:string-value="t0_qe">
            <text:p>t0_qe</text:p>
          </table:table-cell>
          <table:table-cell table:style-name="ce3" table:formula="of:=[.$M$5]" office:value-type="string" office:string-value="t0">
            <text:p>t0</text:p>
          </table:table-cell>
          <table:table-cell table:style-name="ce3" table:number-columns-repeated="3"/>
          <table:table-cell table:style-name="ce12" table:number-columns-repeated="5"/>
          <table:table-cell table:style-name="ce3" table:number-columns-repeated="1003"/>
        </table:table-row>
        <table:table-row table:style-name="ro1">
          <table:table-cell/>
          <table:table-cell table:formula="of:=[.B6]" office:value-type="float" office:value="160">
            <text:p>160</text:p>
          </table:table-cell>
          <table:table-cell office:value-type="float" office:value="100">
            <text:p>100</text:p>
          </table:table-cell>
          <table:table-cell table:style-name="Default" office:value-type="float" office:value="0">
            <text:p>0</text:p>
          </table:table-cell>
          <table:table-cell table:style-name="ce6" table:formula="of:=[.F21]/1.068" office:value-type="float" office:value="660.483870967742">
            <text:p>660.4839</text:p>
          </table:table-cell>
          <table:table-cell table:style-name="ce11" table:formula="of:=((([.$C21]*[.$C$2])^2)-(([.$B21]*[.$C$2])^2))/(2*[.$I21])" office:value-type="float" office:value="705.396774193548">
            <text:p>705.3968</text:p>
          </table:table-cell>
          <table:table-cell table:style-name="ce6" table:formula="of:=[.H21]/1.068" office:value-type="float" office:value="1083.87096774194">
            <text:p>1083.871</text:p>
          </table:table-cell>
          <table:table-cell table:style-name="ce11" table:formula="of:=((([.$D21]*[.$C$2])^2)-(([.$B21]*[.$C$2])^2))/(2*[.$I21])" office:value-type="float" office:value="1157.57419354839">
            <text:p>1157.5742</text:p>
          </table:table-cell>
          <table:table-cell table:style-name="ce6" table:formula="of:=[.I16]" office:value-type="float" office:value="-0.853210382964856">
            <text:p>-0.8532</text:p>
          </table:table-cell>
          <table:table-cell table:style-name="ce6" table:formula="of:=[.K21]/[.$H$2]" office:value-type="float" office:value="22.8629032258064">
            <text:p>22.8629</text:p>
          </table:table-cell>
          <table:table-cell table:style-name="ce6" table:formula="of:=(([.$C21]*[.$C$2])-([.$B21]*[.$C$2]))/[.$I21]" office:value-type="float" office:value="19.534064516129">
            <text:p>19.5341</text:p>
          </table:table-cell>
          <table:table-cell table:style-name="ce6" table:formula="of:=[.M21]/[.$H$2]" office:value-type="float" office:value="60.9677419354839">
            <text:p>60.9677</text:p>
          </table:table-cell>
          <table:table-cell table:style-name="ce6" table:formula="of:=(([.$D21]*[.$C$2])-([.$B21]*[.$C$2]))/[.$I21]" office:value-type="float" office:value="52.0908387096774">
            <text:p>52.0908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7]" office:value-type="float" office:value="124">
            <text:p>124</text:p>
          </table:table-cell>
          <table:table-cell office:value-type="float" office:value="88">
            <text:p>88</text:p>
          </table:table-cell>
          <table:table-cell table:style-name="Default" office:value-type="float" office:value="0">
            <text:p>0</text:p>
          </table:table-cell>
          <table:table-cell table:style-name="ce6" table:formula="of:=[.F22]/1.068" office:value-type="float" office:value="566.10989010989">
            <text:p>566.1099</text:p>
          </table:table-cell>
          <table:table-cell table:style-name="ce11" table:formula="of:=((([.$C22]*[.$C$2])^2)-(([.$B22]*[.$C$2])^2))/(2*[.$I22])" office:value-type="float" office:value="604.605362637363">
            <text:p>604.6054</text:p>
          </table:table-cell>
          <table:table-cell table:style-name="ce6" table:formula="of:=[.H22]/1.068" office:value-type="float" office:value="1140.52747252747">
            <text:p>1140.5275</text:p>
          </table:table-cell>
          <table:table-cell table:style-name="ce11" table:formula="of:=((([.$D22]*[.$C$2])^2)-(([.$B22]*[.$C$2])^2))/(2*[.$I22])" office:value-type="float" office:value="1218.08334065934">
            <text:p>1218.0833</text:p>
          </table:table-cell>
          <table:table-cell table:style-name="ce6" table:formula="of:=[.I17]" office:value-type="float" office:value="-0.487002700670801">
            <text:p>-0.487</text:p>
          </table:table-cell>
          <table:table-cell table:style-name="ce6" table:formula="of:=[.K22]/[.$H$2]" office:value-type="float" office:value="24.032967032967">
            <text:p>24.033</text:p>
          </table:table-cell>
          <table:table-cell table:style-name="ce6" table:formula="of:=(([.$C22]*[.$C$2])-([.$B22]*[.$C$2]))/[.$I22]" office:value-type="float" office:value="20.533767032967">
            <text:p>20.5338</text:p>
          </table:table-cell>
          <table:table-cell table:style-name="ce6" table:formula="of:=[.M22]/[.$H$2]" office:value-type="float" office:value="82.7802197802198">
            <text:p>82.7802</text:p>
          </table:table-cell>
          <table:table-cell table:style-name="ce6" table:formula="of:=(([.$D22]*[.$C$2])-([.$B22]*[.$C$2]))/[.$I22]" office:value-type="float" office:value="70.7274197802198">
            <text:p>70.7274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8]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style-name="Default" office:value-type="float" office:value="0">
            <text:p>0</text:p>
          </table:table-cell>
          <table:table-cell table:style-name="ce6" table:formula="of:=[.F23]/1.068" office:value-type="float" office:value="248.475524475524">
            <text:p>248.4755</text:p>
          </table:table-cell>
          <table:table-cell table:style-name="ce11" table:formula="of:=((([.$C23]*[.$C$2])^2)-(([.$B23]*[.$C$2])^2))/(2*[.$I23])" office:value-type="float" office:value="265.37186013986">
            <text:p>265.3719</text:p>
          </table:table-cell>
          <table:table-cell table:style-name="ce6" table:formula="of:=[.H23]/1.068" office:value-type="float" office:value="1101.3986013986">
            <text:p>1101.3986</text:p>
          </table:table-cell>
          <table:table-cell table:style-name="ce11" table:formula="of:=((([.$D23]*[.$C$2])^2)-(([.$B23]*[.$C$2])^2))/(2*[.$I23])" office:value-type="float" office:value="1176.29370629371">
            <text:p>1176.2937</text:p>
          </table:table-cell>
          <table:table-cell table:style-name="ce6" table:formula="of:=[.I18]" office:value-type="float" office:value="-0.327981410655845">
            <text:p>-0.328</text:p>
          </table:table-cell>
          <table:table-cell table:style-name="ce6" table:formula="of:=[.K23]/[.$H$2]" office:value-type="float" office:value="11.8951048951049">
            <text:p>11.8951</text:p>
          </table:table-cell>
          <table:table-cell table:style-name="ce6" table:formula="of:=(([.$C23]*[.$C$2])-([.$B23]*[.$C$2]))/[.$I23]" office:value-type="float" office:value="10.1631776223776">
            <text:p>10.1632</text:p>
          </table:table-cell>
          <table:table-cell table:style-name="ce6" table:formula="of:=[.M23]/[.$H$2]" office:value-type="float" office:value="99.1258741258742">
            <text:p>99.1259</text:p>
          </table:table-cell>
          <table:table-cell table:style-name="ce6" table:formula="of:=(([.$D23]*[.$C$2])-([.$B23]*[.$C$2]))/[.$I23]" office:value-type="float" office:value="84.6931468531469">
            <text:p>84.6931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9]" office:value-type="float" office:value="76">
            <text:p>76</text:p>
          </table:table-cell>
          <table:table-cell office:value-type="float" office:value="76">
            <text:p>76</text:p>
          </table:table-cell>
          <table:table-cell table:style-name="Default" office:value-type="float" office:value="0">
            <text:p>0</text:p>
          </table:table-cell>
          <table:table-cell table:style-name="ce6" table:formula="of:=[.F24]/1.068" office:value-type="float" office:value="-0">
            <text:p>0</text:p>
          </table:table-cell>
          <table:table-cell table:style-name="ce11" table:formula="of:=((([.$C24]*[.$C$2])^2)-(([.$B24]*[.$C$2])^2))/(2*[.$I24])" office:value-type="float" office:value="-0">
            <text:p>0</text:p>
          </table:table-cell>
          <table:table-cell table:style-name="ce6" table:formula="of:=[.H24]/1.068" office:value-type="float" office:value="1654.03636363636">
            <text:p>1654.0364</text:p>
          </table:table-cell>
          <table:table-cell table:style-name="ce11" table:formula="of:=((([.$D24]*[.$C$2])^2)-(([.$B24]*[.$C$2])^2))/(2*[.$I24])" office:value-type="float" office:value="1766.51083636364">
            <text:p>1766.5108</text:p>
          </table:table-cell>
          <table:table-cell table:style-name="ce6" table:formula="of:=[.I19]" office:value-type="float" office:value="-0.126146696406094">
            <text:p>-0.1261</text:p>
          </table:table-cell>
          <table:table-cell table:style-name="ce6" table:formula="of:=[.K24]/[.$H$2]" office:value-type="float" office:value="-0">
            <text:p>0</text:p>
          </table:table-cell>
          <table:table-cell table:style-name="ce6" table:formula="of:=(([.$C24]*[.$C$2])-([.$B24]*[.$C$2]))/[.$I24]" office:value-type="float" office:value="-0">
            <text:p>0</text:p>
          </table:table-cell>
          <table:table-cell table:style-name="ce6" table:formula="of:=[.M24]/[.$H$2]" office:value-type="float" office:value="195.872727272727">
            <text:p>195.8727</text:p>
          </table:table-cell>
          <table:table-cell table:style-name="ce6" table:formula="of:=(([.$D24]*[.$C$2])-([.$B24]*[.$C$2]))/[.$I24]" office:value-type="float" office:value="167.353658181818">
            <text:p>167.353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3" office:value-type="string">
            <text:p>864 Hz</text:p>
          </table:table-cell>
          <table:table-cell table:style-name="ce3" table:formula="of:=[.$B$5]" office:value-type="string" office:string-value="u">
            <text:p>u</text:p>
          </table:table-cell>
          <table:table-cell table:style-name="ce3" table:formula="of:=[.$C$5]" office:value-type="string" office:string-value="v1">
            <text:p>v1</text:p>
          </table:table-cell>
          <table:table-cell table:style-name="ce3" table:formula="of:=[.$D$5]" office:value-type="string" office:string-value="v0">
            <text:p>v0</text:p>
          </table:table-cell>
          <table:table-cell table:style-name="ce3" table:formula="of:=[.$E$5]" office:value-type="string" office:string-value="s1_qe">
            <text:p>s1_qe</text:p>
          </table:table-cell>
          <table:table-cell table:style-name="ce3" table:formula="of:=[.$F$5]" office:value-type="string" office:string-value="s1">
            <text:p>s1</text:p>
          </table:table-cell>
          <table:table-cell table:style-name="ce3" table:formula="of:=[.$G$5]" office:value-type="string" office:string-value="s0_qe">
            <text:p>s0_qe</text:p>
          </table:table-cell>
          <table:table-cell table:style-name="ce3" table:formula="of:=[.$H$5]" office:value-type="string" office:string-value="s0">
            <text:p>s0</text:p>
          </table:table-cell>
          <table:table-cell table:style-name="ce3" table:formula="of:=[.$I$5]" office:value-type="string" office:string-value="a">
            <text:p>a</text:p>
          </table:table-cell>
          <table:table-cell table:style-name="ce3" table:formula="of:=[.$J$5]" office:value-type="string" office:string-value="t1_qe">
            <text:p>t1_qe</text:p>
          </table:table-cell>
          <table:table-cell table:style-name="ce3" table:formula="of:=[.$K$5]" office:value-type="string" office:string-value="t1">
            <text:p>t1</text:p>
          </table:table-cell>
          <table:table-cell table:style-name="ce3" table:formula="of:=[.$L$5]" office:value-type="string" office:string-value="t0_qe">
            <text:p>t0_qe</text:p>
          </table:table-cell>
          <table:table-cell table:style-name="ce3" table:formula="of:=[.$M$5]" office:value-type="string" office:string-value="t0">
            <text:p>t0</text:p>
          </table:table-cell>
          <table:table-cell table:style-name="ce3" table:number-columns-repeated="3"/>
          <table:table-cell table:style-name="ce12" table:number-columns-repeated="5"/>
          <table:table-cell table:style-name="ce3" table:number-columns-repeated="1003"/>
        </table:table-row>
        <table:table-row table:style-name="ro1">
          <table:table-cell/>
          <table:table-cell table:formula="of:=[.C21]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6" table:formula="of:=[.F26]/1.068" office:value-type="float" office:value="249.967741935484">
            <text:p>249.9677</text:p>
          </table:table-cell>
          <table:table-cell table:style-name="ce11" table:formula="of:=((([.$C26]*[.$C$2])^2)-(([.$B26]*[.$C$2])^2))/(2*[.$I26])" office:value-type="float" office:value="266.965548387097">
            <text:p>266.9655</text:p>
          </table:table-cell>
          <table:table-cell table:style-name="ce6" table:formula="of:=[.H26]/1.068" office:value-type="float" office:value="423.387096774194">
            <text:p>423.3871</text:p>
          </table:table-cell>
          <table:table-cell table:style-name="ce11" table:formula="of:=((([.$D26]*[.$C$2])^2)-(([.$B26]*[.$C$2])^2))/(2*[.$I26])" office:value-type="float" office:value="452.177419354839">
            <text:p>452.1774</text:p>
          </table:table-cell>
          <table:table-cell table:style-name="ce6" table:formula="of:=[.I21]" office:value-type="float" office:value="-0.853210382964856">
            <text:p>-0.8532</text:p>
          </table:table-cell>
          <table:table-cell table:style-name="ce6" table:formula="of:=[.K26]/[.$H$2]" office:value-type="float" office:value="13.7177419354839">
            <text:p>13.7177</text:p>
          </table:table-cell>
          <table:table-cell table:style-name="ce6" table:formula="of:=(([.$C26]*[.$C$2])-([.$B26]*[.$C$2]))/[.$I26]" office:value-type="float" office:value="11.7204387096774">
            <text:p>11.7204</text:p>
          </table:table-cell>
          <table:table-cell table:style-name="ce6" table:formula="of:=[.M26]/[.$H$2]" office:value-type="float" office:value="38.1048387096774">
            <text:p>38.1048</text:p>
          </table:table-cell>
          <table:table-cell table:style-name="ce6" table:formula="of:=(([.$D26]*[.$C$2])-([.$B26]*[.$C$2]))/[.$I26]" office:value-type="float" office:value="32.5567741935484">
            <text:p>32.5568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C22]" office:value-type="float" office:value="88">
            <text:p>88</text:p>
          </table:table-cell>
          <table:table-cell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6" table:formula="of:=[.F27]/1.068" office:value-type="float" office:value="270.593406593407">
            <text:p>270.5934</text:p>
          </table:table-cell>
          <table:table-cell table:style-name="ce11" table:formula="of:=((([.$C27]*[.$C$2])^2)-(([.$B27]*[.$C$2])^2))/(2*[.$I27])" office:value-type="float" office:value="288.993758241758">
            <text:p>288.9938</text:p>
          </table:table-cell>
          <table:table-cell table:style-name="ce6" table:formula="of:=[.H27]/1.068" office:value-type="float" office:value="574.417582417583">
            <text:p>574.4176</text:p>
          </table:table-cell>
          <table:table-cell table:style-name="ce11" table:formula="of:=((([.$D27]*[.$C$2])^2)-(([.$B27]*[.$C$2])^2))/(2*[.$I27])" office:value-type="float" office:value="613.477978021978">
            <text:p>613.478</text:p>
          </table:table-cell>
          <table:table-cell table:style-name="ce6" table:formula="of:=[.I22]" office:value-type="float" office:value="-0.487002700670801">
            <text:p>-0.487</text:p>
          </table:table-cell>
          <table:table-cell table:style-name="ce6" table:formula="of:=[.K27]/[.$H$2]" office:value-type="float" office:value="16.021978021978">
            <text:p>16.022</text:p>
          </table:table-cell>
          <table:table-cell table:style-name="ce6" table:formula="of:=(([.$C27]*[.$C$2])-([.$B27]*[.$C$2]))/[.$I27]" office:value-type="float" office:value="13.689178021978">
            <text:p>13.6892</text:p>
          </table:table-cell>
          <table:table-cell table:style-name="ce6" table:formula="of:=[.M27]/[.$H$2]" office:value-type="float" office:value="58.7472527472528">
            <text:p>58.7473</text:p>
          </table:table-cell>
          <table:table-cell table:style-name="ce6" table:formula="of:=(([.$D27]*[.$C$2])-([.$B27]*[.$C$2]))/[.$I27]" office:value-type="float" office:value="50.1936527472528">
            <text:p>50.193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C23]" office:value-type="float" office:value="88">
            <text:p>88</text:p>
          </table:table-cell>
          <table:table-cell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6" table:formula="of:=[.F28]/1.068" office:value-type="float" office:value="401.79020979021">
            <text:p>401.7902</text:p>
          </table:table-cell>
          <table:table-cell table:style-name="ce11" table:formula="of:=((([.$C28]*[.$C$2])^2)-(([.$B28]*[.$C$2])^2))/(2*[.$I28])" office:value-type="float" office:value="429.111944055944">
            <text:p>429.1119</text:p>
          </table:table-cell>
          <table:table-cell table:style-name="ce6" table:formula="of:=[.H28]/1.068" office:value-type="float" office:value="852.923076923077">
            <text:p>852.9231</text:p>
          </table:table-cell>
          <table:table-cell table:style-name="ce11" table:formula="of:=((([.$D28]*[.$C$2])^2)-(([.$B28]*[.$C$2])^2))/(2*[.$I28])" office:value-type="float" office:value="910.921846153846">
            <text:p>910.9218</text:p>
          </table:table-cell>
          <table:table-cell table:style-name="ce6" table:formula="of:=[.I23]" office:value-type="float" office:value="-0.327981410655845">
            <text:p>-0.328</text:p>
          </table:table-cell>
          <table:table-cell table:style-name="ce6" table:formula="of:=[.K28]/[.$H$2]" office:value-type="float" office:value="23.7902097902098">
            <text:p>23.7902</text:p>
          </table:table-cell>
          <table:table-cell table:style-name="ce6" table:formula="of:=(([.$C28]*[.$C$2])-([.$B28]*[.$C$2]))/[.$I28]" office:value-type="float" office:value="20.3263552447553">
            <text:p>20.3264</text:p>
          </table:table-cell>
          <table:table-cell table:style-name="ce6" table:formula="of:=[.M28]/[.$H$2]" office:value-type="float" office:value="87.2307692307692">
            <text:p>87.2308</text:p>
          </table:table-cell>
          <table:table-cell table:style-name="ce6" table:formula="of:=(([.$D28]*[.$C$2])-([.$B28]*[.$C$2]))/[.$I28]" office:value-type="float" office:value="74.5299692307692">
            <text:p>74.53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C24]" office:value-type="float" office:value="76">
            <text:p>76</text:p>
          </table:table-cell>
          <table:table-cell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6" table:formula="of:=[.F29]/1.068" office:value-type="float" office:value="481.090909090909">
            <text:p>481.0909</text:p>
          </table:table-cell>
          <table:table-cell table:style-name="ce11" table:formula="of:=((([.$C29]*[.$C$2])^2)-(([.$B29]*[.$C$2])^2))/(2*[.$I29])" office:value-type="float" office:value="513.805090909091">
            <text:p>513.8051</text:p>
          </table:table-cell>
          <table:table-cell table:style-name="ce6" table:formula="of:=[.H29]/1.068" office:value-type="float" office:value="1654.03636363636">
            <text:p>1654.0364</text:p>
          </table:table-cell>
          <table:table-cell table:style-name="ce11" table:formula="of:=((([.$D29]*[.$C$2])^2)-(([.$B29]*[.$C$2])^2))/(2*[.$I29])" office:value-type="float" office:value="1766.51083636364">
            <text:p>1766.5108</text:p>
          </table:table-cell>
          <table:table-cell table:style-name="ce6" table:formula="of:=[.I24]" office:value-type="float" office:value="-0.126146696406094">
            <text:p>-0.1261</text:p>
          </table:table-cell>
          <table:table-cell table:style-name="ce6" table:formula="of:=[.K29]/[.$H$2]" office:value-type="float" office:value="30.9272727272727">
            <text:p>30.9273</text:p>
          </table:table-cell>
          <table:table-cell table:style-name="ce6" table:formula="of:=(([.$C29]*[.$C$2])-([.$B29]*[.$C$2]))/[.$I29]" office:value-type="float" office:value="26.4242618181818">
            <text:p>26.4243</text:p>
          </table:table-cell>
          <table:table-cell table:style-name="ce6" table:formula="of:=[.M29]/[.$H$2]" office:value-type="float" office:value="195.872727272727">
            <text:p>195.8727</text:p>
          </table:table-cell>
          <table:table-cell table:style-name="ce6" table:formula="of:=(([.$D29]*[.$C$2])-([.$B29]*[.$C$2]))/[.$I29]" office:value-type="float" office:value="167.353658181818">
            <text:p>167.353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16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3" office:value-type="string">
            <text:p>Stop</text:p>
          </table:table-cell>
          <table:table-cell table:style-name="ce3" table:formula="of:=[.$B$5]" office:value-type="string" office:string-value="u">
            <text:p>u</text:p>
          </table:table-cell>
          <table:table-cell table:style-name="ce3" table:formula="of:=[.$C$5]" office:value-type="string" office:string-value="v1">
            <text:p>v1</text:p>
          </table:table-cell>
          <table:table-cell table:style-name="ce3" table:formula="of:=[.$D$5]" office:value-type="string" office:string-value="v0">
            <text:p>v0</text:p>
          </table:table-cell>
          <table:table-cell table:style-name="ce3" table:formula="of:=[.$E$5]" office:value-type="string" office:string-value="s1_qe">
            <text:p>s1_qe</text:p>
          </table:table-cell>
          <table:table-cell table:style-name="ce3" table:formula="of:=[.$F$5]" office:value-type="string" office:string-value="s1">
            <text:p>s1</text:p>
          </table:table-cell>
          <table:table-cell table:style-name="ce3" table:formula="of:=[.$G$5]" office:value-type="string" office:string-value="s0_qe">
            <text:p>s0_qe</text:p>
          </table:table-cell>
          <table:table-cell table:style-name="ce3" table:formula="of:=[.$H$5]" office:value-type="string" office:string-value="s0">
            <text:p>s0</text:p>
          </table:table-cell>
          <table:table-cell table:style-name="ce3" table:formula="of:=[.$I$5]" office:value-type="string" office:string-value="a">
            <text:p>a</text:p>
          </table:table-cell>
          <table:table-cell table:style-name="ce3" table:formula="of:=[.$J$5]" office:value-type="string" office:string-value="t1_qe">
            <text:p>t1_qe</text:p>
          </table:table-cell>
          <table:table-cell table:style-name="ce3" table:formula="of:=[.$K$5]" office:value-type="string" office:string-value="t1">
            <text:p>t1</text:p>
          </table:table-cell>
          <table:table-cell table:style-name="ce3" table:formula="of:=[.$L$5]" office:value-type="string" office:string-value="t0_qe">
            <text:p>t0_qe</text:p>
          </table:table-cell>
          <table:table-cell table:style-name="ce3" table:formula="of:=[.$M$5]" office:value-type="string" office:string-value="t0">
            <text:p>t0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$B$6]" office:value-type="float" office:value="160">
            <text:p>16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6" office:value-type="float" office:value="1128">
            <text:p>1128</text:p>
          </table:table-cell>
          <table:table-cell table:style-name="ce6" table:formula="of:=[.E32]*1.068" office:value-type="float" office:value="1204.704">
            <text:p>1204.704</text:p>
          </table:table-cell>
          <table:table-cell table:style-name="ce6" table:formula="of:=[.H32]/1.068" office:value-type="float" office:value="1128">
            <text:p>1128</text:p>
          </table:table-cell>
          <table:table-cell table:style-name="ce11" table:formula="of:=((([.$D32]*[.$C$2])^2)-(([.$B32]*[.$C$2])^2))/(2*[.$I32])" office:value-type="float" office:value="1204.704">
            <text:p>1204.704</text:p>
          </table:table-cell>
          <table:table-cell table:style-name="ce6" table:formula="of:=((([.$C32]*[.$C$2])^2)-(([.$B32]*[.$C$2])^2))/(2*[.F32])" office:value-type="float" office:value="-0.819831527900342">
            <text:p>-0.8198</text:p>
          </table:table-cell>
          <table:table-cell table:style-name="ce6" table:formula="of:=[.K32]/[.$H$2]" office:value-type="float" office:value="63.45">
            <text:p>63.45</text:p>
          </table:table-cell>
          <table:table-cell table:style-name="ce6" table:formula="of:=(([.$C32]*[.$C$2])-([.$B32]*[.$C$2]))/[.$I32]" office:value-type="float" office:value="54.21168">
            <text:p>54.2117</text:p>
          </table:table-cell>
          <table:table-cell table:style-name="ce6" table:formula="of:=[.M32]/[.$H$2]" office:value-type="float" office:value="63.45">
            <text:p>63.45</text:p>
          </table:table-cell>
          <table:table-cell table:style-name="ce6" table:formula="of:=(([.$D32]*[.$C$2])-([.$B32]*[.$C$2]))/[.$I32]" office:value-type="float" office:value="54.21168">
            <text:p>54.211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$B$7]" office:value-type="float" office:value="124">
            <text:p>124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6" table:formula="of:=[.E32]" office:value-type="float" office:value="1128">
            <text:p>1128</text:p>
          </table:table-cell>
          <table:table-cell table:style-name="ce6" table:formula="of:=[.E33]*1.068" office:value-type="float" office:value="1204.704">
            <text:p>1204.704</text:p>
          </table:table-cell>
          <table:table-cell table:style-name="ce6" table:formula="of:=[.H33]/1.068" office:value-type="float" office:value="1128">
            <text:p>1128</text:p>
          </table:table-cell>
          <table:table-cell table:style-name="ce11" table:formula="of:=((([.$D33]*[.$C$2])^2)-(([.$B33]*[.$C$2])^2))/(2*[.$I33])" office:value-type="float" office:value="1204.704">
            <text:p>1204.704</text:p>
          </table:table-cell>
          <table:table-cell table:style-name="ce6" table:formula="of:=((([.$C33]*[.$C$2])^2)-(([.$B33]*[.$C$2])^2))/(2*[.F33])" office:value-type="float" office:value="-0.492411311445143">
            <text:p>-0.4924</text:p>
          </table:table-cell>
          <table:table-cell table:style-name="ce6" table:formula="of:=[.K33]/[.$H$2]" office:value-type="float" office:value="81.8709677419355">
            <text:p>81.871</text:p>
          </table:table-cell>
          <table:table-cell table:style-name="ce6" table:formula="of:=(([.$C33]*[.$C$2])-([.$B33]*[.$C$2]))/[.$I33]" office:value-type="float" office:value="69.9505548387097">
            <text:p>69.9506</text:p>
          </table:table-cell>
          <table:table-cell table:style-name="ce6" table:formula="of:=[.M33]/[.$H$2]" office:value-type="float" office:value="81.8709677419355">
            <text:p>81.871</text:p>
          </table:table-cell>
          <table:table-cell table:style-name="ce6" table:formula="of:=(([.$D33]*[.$C$2])-([.$B33]*[.$C$2]))/[.$I33]" office:value-type="float" office:value="69.9505548387097">
            <text:p>69.9506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$B$8]"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6" table:formula="of:=[.E33]" office:value-type="float" office:value="1128">
            <text:p>1128</text:p>
          </table:table-cell>
          <table:table-cell table:style-name="ce6" table:formula="of:=[.E34]*1.068" office:value-type="float" office:value="1204.704">
            <text:p>1204.704</text:p>
          </table:table-cell>
          <table:table-cell table:style-name="ce6" table:formula="of:=[.H34]/1.068" office:value-type="float" office:value="1128">
            <text:p>1128</text:p>
          </table:table-cell>
          <table:table-cell table:style-name="ce11" table:formula="of:=((([.$D34]*[.$C$2])^2)-(([.$B34]*[.$C$2])^2))/(2*[.$I34])" office:value-type="float" office:value="1204.704">
            <text:p>1204.704</text:p>
          </table:table-cell>
          <table:table-cell table:style-name="ce6" table:formula="of:=((([.$C34]*[.$C$2])^2)-(([.$B34]*[.$C$2])^2))/(2*[.F34])" office:value-type="float" office:value="-0.320246690586071">
            <text:p>-0.3202</text:p>
          </table:table-cell>
          <table:table-cell table:style-name="ce6" table:formula="of:=[.K34]/[.$H$2]" office:value-type="float" office:value="101.52">
            <text:p>101.52</text:p>
          </table:table-cell>
          <table:table-cell table:style-name="ce6" table:formula="of:=(([.$C34]*[.$C$2])-([.$B34]*[.$C$2]))/[.$I34]" office:value-type="float" office:value="86.738688">
            <text:p>86.7387</text:p>
          </table:table-cell>
          <table:table-cell table:style-name="ce6" table:formula="of:=[.M34]/[.$H$2]" office:value-type="float" office:value="101.52">
            <text:p>101.52</text:p>
          </table:table-cell>
          <table:table-cell table:style-name="ce6" table:formula="of:=(([.$D34]*[.$C$2])-([.$B34]*[.$C$2]))/[.$I34]" office:value-type="float" office:value="86.738688">
            <text:p>86.738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$B$9]" office:value-type="float" office:value="76">
            <text:p>76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6" table:formula="of:=[.E34]" office:value-type="float" office:value="1128">
            <text:p>1128</text:p>
          </table:table-cell>
          <table:table-cell table:style-name="ce6" table:formula="of:=[.E35]*1.068" office:value-type="float" office:value="1204.704">
            <text:p>1204.704</text:p>
          </table:table-cell>
          <table:table-cell table:style-name="ce6" table:formula="of:=[.H35]/1.068" office:value-type="float" office:value="1128">
            <text:p>1128</text:p>
          </table:table-cell>
          <table:table-cell table:style-name="ce11" table:formula="of:=((([.$D35]*[.$C$2])^2)-(([.$B35]*[.$C$2])^2))/(2*[.$I35])" office:value-type="float" office:value="1204.704">
            <text:p>1204.704</text:p>
          </table:table-cell>
          <table:table-cell table:style-name="ce6" table:formula="of:=((([.$C35]*[.$C$2])^2)-(([.$B35]*[.$C$2])^2))/(2*[.F35])" office:value-type="float" office:value="-0.184974488482515">
            <text:p>-0.185</text:p>
          </table:table-cell>
          <table:table-cell table:style-name="ce6" table:formula="of:=[.K35]/[.$H$2]" office:value-type="float" office:value="133.578947368421">
            <text:p>133.5789</text:p>
          </table:table-cell>
          <table:table-cell table:style-name="ce6" table:formula="of:=(([.$C35]*[.$C$2])-([.$B35]*[.$C$2]))/[.$I35]" office:value-type="float" office:value="114.129852631579">
            <text:p>114.1299</text:p>
          </table:table-cell>
          <table:table-cell table:style-name="ce6" table:formula="of:=[.M35]/[.$H$2]" office:value-type="float" office:value="133.578947368421">
            <text:p>133.5789</text:p>
          </table:table-cell>
          <table:table-cell table:style-name="ce6" table:formula="of:=(([.$D35]*[.$C$2])-([.$B35]*[.$C$2]))/[.$I35]" office:value-type="float" office:value="114.129852631579">
            <text:p>114.1299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3" table:formula="of:=[.$B$5]" office:value-type="string" office:string-value="u">
            <text:p>u</text:p>
          </table:table-cell>
          <table:table-cell table:style-name="ce3" table:formula="of:=[.$C$5]" office:value-type="string" office:string-value="v1">
            <text:p>v1</text:p>
          </table:table-cell>
          <table:table-cell table:style-name="ce3" table:formula="of:=[.$D$5]" office:value-type="string" office:string-value="v0">
            <text:p>v0</text:p>
          </table:table-cell>
          <table:table-cell table:style-name="ce3" table:formula="of:=[.$E$5]" office:value-type="string" office:string-value="s1_qe">
            <text:p>s1_qe</text:p>
          </table:table-cell>
          <table:table-cell table:style-name="ce3" table:formula="of:=[.$F$5]" office:value-type="string" office:string-value="s1">
            <text:p>s1</text:p>
          </table:table-cell>
          <table:table-cell table:style-name="ce3" table:formula="of:=[.$G$5]" office:value-type="string" office:string-value="s0_qe">
            <text:p>s0_qe</text:p>
          </table:table-cell>
          <table:table-cell table:style-name="ce3" table:formula="of:=[.$H$5]" office:value-type="string" office:string-value="s0">
            <text:p>s0</text:p>
          </table:table-cell>
          <table:table-cell table:style-name="ce3" table:formula="of:=[.$I$5]" office:value-type="string" office:string-value="a">
            <text:p>a</text:p>
          </table:table-cell>
          <table:table-cell table:style-name="ce3" table:formula="of:=[.$J$5]" office:value-type="string" office:string-value="t1_qe">
            <text:p>t1_qe</text:p>
          </table:table-cell>
          <table:table-cell table:style-name="ce3" table:formula="of:=[.$K$5]" office:value-type="string" office:string-value="t1">
            <text:p>t1</text:p>
          </table:table-cell>
          <table:table-cell table:style-name="ce3" table:formula="of:=[.$L$5]" office:value-type="string" office:string-value="t0_qe">
            <text:p>t0_qe</text:p>
          </table:table-cell>
          <table:table-cell table:style-name="ce3" table:formula="of:=[.$M$5]" office:value-type="string" office:string-value="t0">
            <text:p>t0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4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6" office:value-type="float" office:value="1128">
            <text:p>1128</text:p>
          </table:table-cell>
          <table:table-cell table:style-name="ce6" table:formula="of:=[.E37]*1.068" office:value-type="float" office:value="1204.704">
            <text:p>1204.704</text:p>
          </table:table-cell>
          <table:table-cell table:style-name="ce6" table:formula="of:=[.H37]/1.068" office:value-type="float" office:value="1128">
            <text:p>1128</text:p>
          </table:table-cell>
          <table:table-cell table:style-name="ce11" table:formula="of:=((([.$D37]*[.$C$2])^2)-(([.$B37]*[.$C$2])^2))/(2*[.$I37])" office:value-type="float" office:value="1204.704">
            <text:p>1204.704</text:p>
          </table:table-cell>
          <table:table-cell table:style-name="ce6" table:formula="of:=((([.$C37]*[.$C$2])^2)-(([.$B37]*[.$C$2])^2))/(2*[.F37])" office:value-type="float" office:value="-0.320246690586071">
            <text:p>-0.3202</text:p>
          </table:table-cell>
          <table:table-cell table:style-name="ce6" table:formula="of:=[.K37]/[.$H$2]" office:value-type="float" office:value="101.52">
            <text:p>101.52</text:p>
          </table:table-cell>
          <table:table-cell table:style-name="ce6" table:formula="of:=(([.$C37]*[.$C$2])-([.$B37]*[.$C$2]))/[.$I37]" office:value-type="float" office:value="86.738688">
            <text:p>86.7387</text:p>
          </table:table-cell>
          <table:table-cell table:style-name="ce6" table:formula="of:=[.M37]/[.$H$2]" office:value-type="float" office:value="101.52">
            <text:p>101.52</text:p>
          </table:table-cell>
          <table:table-cell table:style-name="ce6" table:formula="of:=(([.$D37]*[.$C$2])-([.$B37]*[.$C$2]))/[.$I37]" office:value-type="float" office:value="86.738688">
            <text:p>86.7387</text:p>
          </table:table-cell>
          <table:table-cell office:value-type="float" office:value="1122">
            <text:p>1122</text:p>
          </table:table-cell>
          <table:table-cell table:style-name="ce6" table:formula="of:=[.N37]*1.068" office:value-type="float" office:value="1198.296">
            <text:p>1198.296</text:p>
          </table:table-cell>
          <table:table-cell table:formula="of:=SQRT(([.B37]*[.$C$2])^2+2*[.$I37]*[.$O37])/[.$C$2]" office:value-type="float" office:value="7.29324957489475">
            <text:p>7.2932495749</text:p>
          </table:table-cell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6" table:formula="of:=[.E37]" office:value-type="float" office:value="1128">
            <text:p>1128</text:p>
          </table:table-cell>
          <table:table-cell table:style-name="ce6" table:formula="of:=[.E38]*1.068" office:value-type="float" office:value="1204.704">
            <text:p>1204.704</text:p>
          </table:table-cell>
          <table:table-cell table:style-name="ce6" table:formula="of:=[.H38]/1.068" office:value-type="float" office:value="1128">
            <text:p>1128</text:p>
          </table:table-cell>
          <table:table-cell table:style-name="ce11" table:formula="of:=((([.$D38]*[.$C$2])^2)-(([.$B38]*[.$C$2])^2))/(2*[.$I38])" office:value-type="float" office:value="1204.704">
            <text:p>1204.704</text:p>
          </table:table-cell>
          <table:table-cell table:style-name="ce6" table:formula="of:=((([.$C38]*[.$C$2])^2)-(([.$B38]*[.$C$2])^2))/(2*[.F38])" office:value-type="float" office:value="-0.247999037189854">
            <text:p>-0.248</text:p>
          </table:table-cell>
          <table:table-cell table:style-name="ce6" table:formula="of:=[.K38]/[.$H$2]" office:value-type="float" office:value="115.363636363636">
            <text:p>115.3636</text:p>
          </table:table-cell>
          <table:table-cell table:style-name="ce6" table:formula="of:=(([.$C38]*[.$C$2])-([.$B38]*[.$C$2]))/[.$I38]" office:value-type="float" office:value="98.5666909090909">
            <text:p>98.5667</text:p>
          </table:table-cell>
          <table:table-cell table:style-name="ce6" table:formula="of:=[.M38]/[.$H$2]" office:value-type="float" office:value="115.363636363636">
            <text:p>115.3636</text:p>
          </table:table-cell>
          <table:table-cell table:style-name="ce6" table:formula="of:=(([.$D38]*[.$C$2])-([.$B38]*[.$C$2]))/[.$I38]" office:value-type="float" office:value="98.5666909090909">
            <text:p>98.5667</text:p>
          </table:table-cell>
          <table:table-cell/>
          <table:table-cell table:style-name="ce6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6" table:formula="of:=[.E38]" office:value-type="float" office:value="1128">
            <text:p>1128</text:p>
          </table:table-cell>
          <table:table-cell table:style-name="ce6" table:formula="of:=[.E39]*1.068" office:value-type="float" office:value="1204.704">
            <text:p>1204.704</text:p>
          </table:table-cell>
          <table:table-cell table:style-name="ce6" table:formula="of:=[.H39]/1.068" office:value-type="float" office:value="1128">
            <text:p>1128</text:p>
          </table:table-cell>
          <table:table-cell table:style-name="ce11" table:formula="of:=((([.$D39]*[.$C$2])^2)-(([.$B39]*[.$C$2])^2))/(2*[.$I39])" office:value-type="float" office:value="1204.704">
            <text:p>1204.704</text:p>
          </table:table-cell>
          <table:table-cell table:style-name="ce6" table:formula="of:=((([.$C39]*[.$C$2])^2)-(([.$B39]*[.$C$2])^2))/(2*[.F39])" office:value-type="float" office:value="-0.247999037189854">
            <text:p>-0.248</text:p>
          </table:table-cell>
          <table:table-cell table:style-name="ce6" table:formula="of:=[.K39]/[.$H$2]" office:value-type="float" office:value="115.363636363636">
            <text:p>115.3636</text:p>
          </table:table-cell>
          <table:table-cell table:style-name="ce6" table:formula="of:=(([.$C39]*[.$C$2])-([.$B39]*[.$C$2]))/[.$I39]" office:value-type="float" office:value="98.5666909090909">
            <text:p>98.5667</text:p>
          </table:table-cell>
          <table:table-cell table:style-name="ce6" table:formula="of:=[.M39]/[.$H$2]" office:value-type="float" office:value="115.363636363636">
            <text:p>115.3636</text:p>
          </table:table-cell>
          <table:table-cell table:style-name="ce6" table:formula="of:=(([.$D39]*[.$C$2])-([.$B39]*[.$C$2]))/[.$I39]" office:value-type="float" office:value="98.5666909090909">
            <text:p>98.5667</text:p>
          </table:table-cell>
          <table:table-cell/>
          <table:table-cell table:style-name="ce6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6" table:formula="of:=[.E39]" office:value-type="float" office:value="1128">
            <text:p>1128</text:p>
          </table:table-cell>
          <table:table-cell table:style-name="ce6" table:formula="of:=[.E40]*1.068" office:value-type="float" office:value="1204.704">
            <text:p>1204.704</text:p>
          </table:table-cell>
          <table:table-cell table:style-name="ce6" table:formula="of:=[.H40]/1.068" office:value-type="float" office:value="1128">
            <text:p>1128</text:p>
          </table:table-cell>
          <table:table-cell table:style-name="ce11" table:formula="of:=((([.$D40]*[.$C$2])^2)-(([.$B40]*[.$C$2])^2))/(2*[.$I40])" office:value-type="float" office:value="1204.704">
            <text:p>1204.704</text:p>
          </table:table-cell>
          <table:table-cell table:style-name="ce6" table:formula="of:=((([.$C40]*[.$C$2])^2)-(([.$B40]*[.$C$2])^2))/(2*[.F40])" office:value-type="float" office:value="-0.184974488482515">
            <text:p>-0.185</text:p>
          </table:table-cell>
          <table:table-cell table:style-name="ce6" table:formula="of:=[.K40]/[.$H$2]" office:value-type="float" office:value="133.578947368421">
            <text:p>133.5789</text:p>
          </table:table-cell>
          <table:table-cell table:style-name="ce6" table:formula="of:=(([.$C40]*[.$C$2])-([.$B40]*[.$C$2]))/[.$I40]" office:value-type="float" office:value="114.129852631579">
            <text:p>114.1299</text:p>
          </table:table-cell>
          <table:table-cell table:style-name="ce6" table:formula="of:=[.M40]/[.$H$2]" office:value-type="float" office:value="133.578947368421">
            <text:p>133.5789</text:p>
          </table:table-cell>
          <table:table-cell table:style-name="ce6" table:formula="of:=(([.$D40]*[.$C$2])-([.$B40]*[.$C$2]))/[.$I40]" office:value-type="float" office:value="114.129852631579">
            <text:p>114.1299</text:p>
          </table:table-cell>
          <table:table-cell/>
          <table:table-cell table:style-name="ce6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16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style-name="ce6" office:value-type="float" office:value="1128">
            <text:p>1128</text:p>
          </table:table-cell>
          <table:table-cell table:style-name="ce6" table:formula="of:=[.E42]*1.068" office:value-type="float" office:value="1204.704">
            <text:p>1204.704</text:p>
          </table:table-cell>
          <table:table-cell table:style-name="ce6" table:formula="of:=[.H42]/1.068" office:value-type="float" office:value="613.025566106647">
            <text:p>613.0256</text:p>
          </table:table-cell>
          <table:table-cell table:style-name="ce11" table:formula="of:=((([.$D42]*[.$C$2])^2)-(([.$B42]*[.$C$2])^2))/(2*[.$I42])" office:value-type="float" office:value="654.711304601899">
            <text:p>654.7113</text:p>
          </table:table-cell>
          <table:table-cell table:style-name="ce6" table:formula="of:=((([.$C42]*[.$C$2])^2)-(([.$B42]*[.$C$2])^2))/(2*[.F42])" office:value-type="float" office:value="-0.701468351059731">
            <text:p>-0.7015</text:p>
          </table:table-cell>
          <table:table-cell table:style-name="ce6" table:formula="of:=[.K42]/[.$H$2]" office:value-type="float" office:value="68.5945945945946">
            <text:p>68.5946</text:p>
          </table:table-cell>
          <table:table-cell table:style-name="ce6" table:formula="of:=(([.$C42]*[.$C$2])-([.$B42]*[.$C$2]))/[.$I42]" office:value-type="float" office:value="58.6072216216216">
            <text:p>58.6072</text:p>
          </table:table-cell>
          <table:table-cell table:style-name="ce6" table:formula="of:=[.M42]/[.$H$2]" office:value-type="float" office:value="22.2468955441928">
            <text:p>22.2469</text:p>
          </table:table-cell>
          <table:table-cell table:style-name="ce6" table:formula="of:=(([.$D42]*[.$C$2])-([.$B42]*[.$C$2]))/[.$I42]" office:value-type="float" office:value="19.0077475529584">
            <text:p>19.007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style-name="ce6" office:value-type="float" office:value="1128">
            <text:p>1128</text:p>
          </table:table-cell>
          <table:table-cell table:style-name="ce6" table:formula="of:=[.E43]*1.068" office:value-type="float" office:value="1204.704">
            <text:p>1204.704</text:p>
          </table:table-cell>
          <table:table-cell table:style-name="ce6" table:formula="of:=[.H43]/1.068" office:value-type="float" office:value="660.483870967742">
            <text:p>660.4839</text:p>
          </table:table-cell>
          <table:table-cell table:style-name="ce11" table:formula="of:=((([.$D43]*[.$C$2])^2)-(([.$B43]*[.$C$2])^2))/(2*[.$I43])" office:value-type="float" office:value="705.396774193548">
            <text:p>705.3968</text:p>
          </table:table-cell>
          <table:table-cell table:style-name="ce6" table:formula="of:=[.I6]" office:value-type="float" office:value="-0.853210382964856">
            <text:p>-0.8532</text:p>
          </table:table-cell>
          <table:table-cell table:style-name="ce6" table:formula="of:=[.K43]/[.$H$2]" office:value-type="float" office:value="60.9677419354839">
            <text:p>60.9677</text:p>
          </table:table-cell>
          <table:table-cell table:style-name="ce6" table:formula="of:=(([.$C43]*[.$C$2])-([.$B43]*[.$C$2]))/[.$I43]" office:value-type="float" office:value="52.0908387096774">
            <text:p>52.0908</text:p>
          </table:table-cell>
          <table:table-cell table:style-name="ce6" table:formula="of:=[.M43]/[.$H$2]" office:value-type="float" office:value="22.8629032258064">
            <text:p>22.8629</text:p>
          </table:table-cell>
          <table:table-cell table:style-name="ce6" table:formula="of:=(([.$D43]*[.$C$2])-([.$B43]*[.$C$2]))/[.$I43]" office:value-type="float" office:value="19.534064516129">
            <text:p>19.5341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12"/>
          <table:table-cell table:style-name="ce6"/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style-name="ce6" office:value-type="float" office:value="2280">
            <text:p>2280</text:p>
          </table:table-cell>
          <table:table-cell table:style-name="ce6" table:formula="of:=[.E45]*1.068" office:value-type="float" office:value="2435.04">
            <text:p>2435.04</text:p>
          </table:table-cell>
          <table:table-cell table:style-name="ce6" table:formula="of:=[.H45]/1.068" office:value-type="float" office:value="1710">
            <text:p>1710</text:p>
          </table:table-cell>
          <table:table-cell table:style-name="ce11" table:formula="of:=((([.$D45]*[.$C$2])^2)-(([.$B45]*[.$C$2])^2))/(2*[.$I45])" office:value-type="float" office:value="1826.28">
            <text:p>1826.28</text:p>
          </table:table-cell>
          <table:table-cell table:style-name="ce6" table:formula="of:=((([.$C45]*[.$C$2])^2)-(([.$B45]*[.$C$2])^2))/(2*[.F45])" office:value-type="float" office:value="-0.633751345580857">
            <text:p>-0.6338</text:p>
          </table:table-cell>
          <table:table-cell table:style-name="ce6" table:formula="of:=[.K45]/[.$H$2]" office:value-type="float" office:value="102.6">
            <text:p>102.6</text:p>
          </table:table-cell>
          <table:table-cell table:style-name="ce6" table:formula="of:=(([.$C45]*[.$C$2])-([.$B45]*[.$C$2]))/[.$I45]" office:value-type="float" office:value="87.66144">
            <text:p>87.6614</text:p>
          </table:table-cell>
          <table:table-cell table:style-name="ce6" table:formula="of:=[.M45]/[.$H$2]" office:value-type="float" office:value="51.3">
            <text:p>51.3</text:p>
          </table:table-cell>
          <table:table-cell table:style-name="ce6" table:formula="of:=(([.$D45]*[.$C$2])-([.$B45]*[.$C$2]))/[.$I45]" office:value-type="float" office:value="43.83072">
            <text:p>43.830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6" table:formula="of:=[.F46]/1.068" office:value-type="float" office:value="570">
            <text:p>570</text:p>
          </table:table-cell>
          <table:table-cell table:style-name="ce11" table:formula="of:=((([.$C46]*[.$C$2])^2)-(([.$B46]*[.$C$2])^2))/(2*[.$I46])" office:value-type="float" office:value="608.76">
            <text:p>608.76</text:p>
          </table:table-cell>
          <table:table-cell table:style-name="ce6" table:formula="of:=[.H46]/1.068" office:value-type="float" office:value="570">
            <text:p>570</text:p>
          </table:table-cell>
          <table:table-cell table:style-name="ce11" table:formula="of:=((([.$D46]*[.$C$2])^2)-(([.$B46]*[.$C$2])^2))/(2*[.$I46])" office:value-type="float" office:value="608.76">
            <text:p>608.76</text:p>
          </table:table-cell>
          <table:table-cell table:style-name="ce6" table:formula="of:=[.I45]" office:value-type="float" office:value="-0.633751345580857">
            <text:p>-0.6338</text:p>
          </table:table-cell>
          <table:table-cell table:style-name="ce6" table:formula="of:=[.K46]/[.$H$2]" office:value-type="float" office:value="51.3">
            <text:p>51.3</text:p>
          </table:table-cell>
          <table:table-cell table:style-name="ce6" table:formula="of:=(([.$C46]*[.$C$2])-([.$B46]*[.$C$2]))/[.$I46]" office:value-type="float" office:value="43.83072">
            <text:p>43.8307</text:p>
          </table:table-cell>
          <table:table-cell table:style-name="ce6" table:formula="of:=[.M46]/[.$H$2]" office:value-type="float" office:value="51.3">
            <text:p>51.3</text:p>
          </table:table-cell>
          <table:table-cell table:style-name="ce6" table:formula="of:=(([.$D46]*[.$C$2])-([.$B46]*[.$C$2]))/[.$I46]" office:value-type="float" office:value="43.83072">
            <text:p>43.830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C46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3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16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2600">
            <text:p>2600</text:p>
          </table:table-cell>
          <table:table-cell table:style-name="ce6" table:formula="of:=[.E49]*1.068" office:value-type="float" office:value="2776.8">
            <text:p>2776.8</text:p>
          </table:table-cell>
          <table:table-cell table:style-name="ce6" table:formula="of:=[.H49]/1.068" office:value-type="float" office:value="2600">
            <text:p>2600</text:p>
          </table:table-cell>
          <table:table-cell table:style-name="ce11" table:formula="of:=((([.$D49]*[.$C$2])^2)-(([.$B49]*[.$C$2])^2))/(2*[.$I49])" office:value-type="float" office:value="2776.8">
            <text:p>2776.8</text:p>
          </table:table-cell>
          <table:table-cell table:style-name="ce6" table:formula="of:=((([.$C49]*[.$C$2])^2)-(([.$B49]*[.$C$2])^2))/(2*[.F49])" office:value-type="float" office:value="-0.555751179970905">
            <text:p>-0.5558</text:p>
          </table:table-cell>
          <table:table-cell table:style-name="ce6" table:formula="of:=[.K49]/[.$H$2]" office:value-type="float" office:value="117">
            <text:p>117</text:p>
          </table:table-cell>
          <table:table-cell table:style-name="ce6" table:formula="of:=(([.$C49]*[.$C$2])-([.$B49]*[.$C$2]))/[.$I49]" office:value-type="float" office:value="99.9648">
            <text:p>99.9648</text:p>
          </table:table-cell>
          <table:table-cell table:style-name="ce6" table:formula="of:=[.M49]/[.$H$2]" office:value-type="float" office:value="117">
            <text:p>117</text:p>
          </table:table-cell>
          <table:table-cell table:style-name="ce6" table:formula="of:=(([.$D49]*[.$C$2])-([.$B49]*[.$C$2]))/[.$I49]" office:value-type="float" office:value="99.9648">
            <text:p>99.9648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formula="of:=SQRT(([.B50]*[.$C$2])^2+2*[.I50]*[.E50])/[.$C$2]" office:value-type="float" office:value="188.887476621787">
            <text:p>188.8874766218</text:p>
          </table:table-cell>
          <table:table-cell office:value-type="float" office:value="0">
            <text:p>0</text:p>
          </table:table-cell>
          <table:table-cell table:style-name="ce6" office:value-type="float" office:value="300">
            <text:p>300</text:p>
          </table:table-cell>
          <table:table-cell table:style-name="ce6" table:formula="of:=[.E50]*1.068" office:value-type="float" office:value="320.4">
            <text:p>320.4</text:p>
          </table:table-cell>
          <table:table-cell table:style-name="ce6" table:formula="of:=[.H50]/1.068" office:value-type="float" office:value="2600">
            <text:p>2600</text:p>
          </table:table-cell>
          <table:table-cell table:style-name="ce11" table:formula="of:=((([.$D50]*[.$C$2])^2)-(([.$B50]*[.$C$2])^2))/(2*[.$I50])" office:value-type="float" office:value="2776.8">
            <text:p>2776.8</text:p>
          </table:table-cell>
          <table:table-cell table:style-name="ce6" table:formula="of:=[.I49]" office:value-type="float" office:value="-0.555751179970905">
            <text:p>-0.5558</text:p>
          </table:table-cell>
          <table:table-cell table:style-name="ce6" table:formula="of:=[.K50]/[.$H$2]" office:value-type="float" office:value="6.50082617625443">
            <text:p>6.5008</text:p>
          </table:table-cell>
          <table:table-cell table:style-name="ce6" table:formula="of:=(([.$C50]*[.$C$2])-([.$B50]*[.$C$2]))/[.$I50]" office:value-type="float" office:value="5.55430588499179">
            <text:p>5.5543</text:p>
          </table:table-cell>
          <table:table-cell table:style-name="ce6" table:formula="of:=[.M50]/[.$H$2]" office:value-type="float" office:value="117">
            <text:p>117</text:p>
          </table:table-cell>
          <table:table-cell table:style-name="ce6" table:formula="of:=(([.$D50]*[.$C$2])-([.$B50]*[.$C$2]))/[.$I50]" office:value-type="float" office:value="99.9648">
            <text:p>99.964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formula="of:=SQRT(([.B51]*[.$C$2])^2+2*[.I51]*[.E51])/[.$C$2]" office:value-type="float" office:value="152.988099819096">
            <text:p>152.9880998191</text:p>
          </table:table-cell>
          <table:table-cell office:value-type="float" office:value="0">
            <text:p>0</text:p>
          </table:table-cell>
          <table:table-cell table:style-name="ce6" office:value-type="float" office:value="1152">
            <text:p>1152</text:p>
          </table:table-cell>
          <table:table-cell table:style-name="ce6" table:formula="of:=[.E51]*1.068" office:value-type="float" office:value="1230.336">
            <text:p>1230.336</text:p>
          </table:table-cell>
          <table:table-cell table:style-name="ce6" table:formula="of:=[.H51]/1.068" office:value-type="float" office:value="2600">
            <text:p>2600</text:p>
          </table:table-cell>
          <table:table-cell table:style-name="ce11" table:formula="of:=((([.$D51]*[.$C$2])^2)-(([.$B51]*[.$C$2])^2))/(2*[.$I51])" office:value-type="float" office:value="2776.8">
            <text:p>2776.8</text:p>
          </table:table-cell>
          <table:table-cell table:style-name="ce6" table:formula="of:=[.I50]" office:value-type="float" office:value="-0.555751179970905">
            <text:p>-0.5558</text:p>
          </table:table-cell>
          <table:table-cell table:style-name="ce6" table:formula="of:=[.K51]/[.$H$2]" office:value-type="float" office:value="27.5019616058291">
            <text:p>27.502</text:p>
          </table:table-cell>
          <table:table-cell table:style-name="ce6" table:formula="of:=(([.$C51]*[.$C$2])-([.$B51]*[.$C$2]))/[.$I51]" office:value-type="float" office:value="23.4976759960204">
            <text:p>23.4977</text:p>
          </table:table-cell>
          <table:table-cell table:style-name="ce6" table:formula="of:=[.M51]/[.$H$2]" office:value-type="float" office:value="117">
            <text:p>117</text:p>
          </table:table-cell>
          <table:table-cell table:style-name="ce6" table:formula="of:=(([.$D51]*[.$C$2])-([.$B51]*[.$C$2]))/[.$I51]" office:value-type="float" office:value="99.9648">
            <text:p>99.9648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German PZB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65">
            <text:p>16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style-name="ce6" table:formula="of:=[.F53]/1.068" office:value-type="float" office:value="747.763202247191">
            <text:p>747.7632</text:p>
          </table:table-cell>
          <table:table-cell table:style-name="ce6" office:value-type="float" office:value="798.6111">
            <text:p>798.6111</text:p>
          </table:table-cell>
          <table:table-cell table:style-name="ce6" table:formula="of:=[.H53]/1.068" office:value-type="float" office:value="1017.89265905899">
            <text:p>1017.8927</text:p>
          </table:table-cell>
          <table:table-cell table:style-name="ce11" table:formula="of:=((([.$D53]*[.$C$2])^2)-(([.$B53]*[.$C$2])^2))/(2*[.$I53])" office:value-type="float" office:value="1087.109359875">
            <text:p>1087.1094</text:p>
          </table:table-cell>
          <table:table-cell table:style-name="ce6" table:formula="of:=((([.$C53]*[.$C$2])^2)-(([.$B53]*[.$C$2])^2))/(2*[.F53])" office:value-type="float" office:value="-0.966183588321782">
            <text:p>-0.9662</text:p>
          </table:table-cell>
          <table:table-cell table:style-name="ce6" table:formula="of:=[.K53]/[.$H$2]" office:value-type="float" office:value="26.9194752808989">
            <text:p>26.9195</text:p>
          </table:table-cell>
          <table:table-cell table:style-name="ce6" table:formula="of:=(([.$C53]*[.$C$2])-([.$B53]*[.$C$2]))/[.$I53]" office:value-type="float" office:value="22.99999968">
            <text:p>23</text:p>
          </table:table-cell>
          <table:table-cell table:style-name="ce6" table:formula="of:=[.M53]/[.$H$2]" office:value-type="float" office:value="55.5214177668539">
            <text:p>55.5214</text:p>
          </table:table-cell>
          <table:table-cell table:style-name="ce6" table:formula="of:=(([.$D53]*[.$C$2])-([.$B53]*[.$C$2]))/[.$I53]" office:value-type="float" office:value="47.43749934">
            <text:p>47.437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style-name="ce6" table:formula="of:=[.F54]/1.068" office:value-type="float" office:value="735.486891385768">
            <text:p>735.4869</text:p>
          </table:table-cell>
          <table:table-cell table:style-name="ce6" office:value-type="float" office:value="785.5">
            <text:p>785.5</text:p>
          </table:table-cell>
          <table:table-cell table:style-name="ce6" table:formula="of:=[.H54]/1.068" office:value-type="float" office:value="1071.51353640118">
            <text:p>1071.5135</text:p>
          </table:table-cell>
          <table:table-cell table:style-name="ce11" table:formula="of:=((([.$D54]*[.$C$2])^2)-(([.$B54]*[.$C$2])^2))/(2*[.$I54])" office:value-type="float" office:value="1144.37645687646">
            <text:p>1144.3765</text:p>
          </table:table-cell>
          <table:table-cell table:style-name="ce6" table:formula="of:=((([.$C54]*[.$C$2])^2)-(([.$B54]*[.$C$2])^2))/(2*[.F54])" office:value-type="float" office:value="-0.52676403328854">
            <text:p>-0.5268</text:p>
          </table:table-cell>
          <table:table-cell table:style-name="ce6" table:formula="of:=[.K54]/[.$H$2]" office:value-type="float" office:value="33.9455488331893">
            <text:p>33.9455</text:p>
          </table:table-cell>
          <table:table-cell table:style-name="ce6" table:formula="of:=(([.$C54]*[.$C$2])-([.$B54]*[.$C$2]))/[.$I54]" office:value-type="float" office:value="29.0030769230769">
            <text:p>29.0031</text:p>
          </table:table-cell>
          <table:table-cell table:style-name="ce6" table:formula="of:=[.M54]/[.$H$2]" office:value-type="float" office:value="77.1489746208848">
            <text:p>77.149</text:p>
          </table:table-cell>
          <table:table-cell table:style-name="ce6" table:formula="of:=(([.$D54]*[.$C$2])-([.$B54]*[.$C$2]))/[.$I54]" office:value-type="float" office:value="65.9160839160839">
            <text:p>65.916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 table:number-columns-repeated="8"/>
          <table:table-cell table:number-columns-repeated="1016"/>
        </table:table-row>
        <table:table-row table:style-name="ro1" table:number-rows-repeated="5">
          <table:table-cell table:number-columns-repeated="3"/>
          <table:table-cell table:style-name="Default"/>
          <table:table-cell table:style-name="ce7"/>
          <table:table-cell table:number-columns-repeated="1019"/>
        </table:table-row>
        <table:table-row table:style-name="ro1">
          <table:table-cell table:style-name="ce3" table:number-columns-repeated="3"/>
          <table:table-cell table:style-name="Default"/>
          <table:table-cell table:style-name="ce8"/>
          <table:table-cell table:style-name="ce3" table:number-columns-repeated="2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7"/>
          <table:table-cell table:number-columns-repeated="1019"/>
        </table:table-row>
        <table:table-row table:style-name="ro1">
          <table:table-cell table:number-columns-repeated="2"/>
          <table:table-cell table:style-name="ce4"/>
          <table:table-cell table:style-name="Default"/>
          <table:table-cell table:style-name="ce7"/>
          <table:table-cell table:number-columns-repeated="1019"/>
        </table:table-row>
        <table:table-row table:style-name="ro1">
          <table:table-cell table:style-name="ce3" table:number-columns-repeated="3"/>
          <table:table-cell table:style-name="Default"/>
          <table:table-cell table:style-name="ce8"/>
          <table:table-cell table:style-name="ce3" table:number-columns-repeated="2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7"/>
          <table:table-cell table:number-columns-repeated="1019"/>
        </table:table-row>
        <table:table-row table:style-name="ro1">
          <table:table-cell table:number-columns-repeated="2"/>
          <table:table-cell table:style-name="ce4"/>
          <table:table-cell table:style-name="Default"/>
          <table:table-cell table:style-name="ce7"/>
          <table:table-cell table:number-columns-repeated="1019"/>
        </table:table-row>
        <table:table-row table:style-name="ro1">
          <table:table-cell table:style-name="ce3" table:number-columns-repeated="3"/>
          <table:table-cell table:style-name="Default"/>
          <table:table-cell table:style-name="ce8"/>
          <table:table-cell table:style-name="ce3" table:number-columns-repeated="2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7"/>
          <table:table-cell table:number-columns-repeated="1019"/>
        </table:table-row>
        <table:table-row table:style-name="ro1">
          <table:table-cell table:number-columns-repeated="2"/>
          <table:table-cell table:style-name="ce4"/>
          <table:table-cell table:style-name="Default"/>
          <table:table-cell table:style-name="ce7"/>
          <table:table-cell table:number-columns-repeated="1019"/>
        </table:table-row>
        <table:table-row table:style-name="ro1">
          <table:table-cell table:style-name="ce3" table:number-columns-repeated="3"/>
          <table:table-cell table:style-name="Default"/>
          <table:table-cell table:style-name="ce8"/>
          <table:table-cell table:style-name="ce3" table:number-columns-repeated="2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7"/>
          <table:table-cell table:number-columns-repeated="1019"/>
        </table:table-row>
        <table:table-row table:style-name="ro1">
          <table:table-cell table:number-columns-repeated="2"/>
          <table:table-cell table:style-name="ce4"/>
          <table:table-cell table:style-name="Default"/>
          <table:table-cell table:style-name="ce7"/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7"/>
          <table:table-cell table:number-columns-repeated="1019"/>
        </table:table-row>
        <table:table-row table:style-name="ro1">
          <table:table-cell table:style-name="ce3" table:number-columns-repeated="3"/>
          <table:table-cell table:style-name="Default"/>
          <table:table-cell table:style-name="ce8"/>
          <table:table-cell table:style-name="ce3" table:number-columns-repeated="2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7"/>
          <table:table-cell table:number-columns-repeated="1019"/>
        </table:table-row>
        <table:table-row table:style-name="ro1">
          <table:table-cell table:style-name="ce4" table:number-columns-repeated="3"/>
          <table:table-cell table:style-name="Default"/>
          <table:table-cell table:style-name="ce9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Default" table:number-columns-repeated="4"/>
          <table:table-cell table:style-name="ce10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/>
          <table:table-cell table:style-name="ce5"/>
          <table:table-cell table:style-name="ce9"/>
          <table:table-cell table:style-name="ce4" table:number-columns-repeated="3"/>
          <table:table-cell table:number-columns-repeated="1016"/>
        </table:table-row>
        <table:table-row table:style-name="ro1" table:number-rows-repeated="3">
          <table:table-cell table:number-columns-repeated="3"/>
          <table:table-cell table:style-name="Default"/>
          <table:table-cell table:style-name="ce7"/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7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CT" table:style-name="ta1" table:print="false">
        <table:table-column table:style-name="co5" table:default-cell-style-name="ce13"/>
        <table:table-column table:style-name="co6" table:default-cell-style-name="ce14"/>
        <table:table-column table:style-name="co7" table:default-cell-style-name="ce14"/>
        <table:table-column table:style-name="co8" table:default-cell-style-name="ce15"/>
        <table:table-column table:style-name="co9" table:default-cell-style-name="ce15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5" table:number-columns-repeated="1016" table:default-cell-style-name="ce13"/>
        <table:table-row table:style-name="ro1">
          <table:table-cell table:number-columns-repeated="3"/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2"/>
          <table:table-cell table:style-name="ce3" office:value-type="string">
            <text:p>Interval_N</text:p>
          </table:table-cell>
          <table:table-cell table:style-name="ce3" office:value-type="string">
            <text:p>Inteval_D</text:p>
          </table:table-cell>
          <table:table-cell table:style-name="ce3" office:value-type="string">
            <text:p>Conversion</text:p>
          </table:table-cell>
          <table:table-cell table:style-name="ce3" table:number-columns-repeated="4"/>
          <table:table-cell table:style-name="ce12" table:number-columns-repeated="1016"/>
        </table:table-row>
        <table:table-row table:style-name="ro1">
          <table:table-cell/>
          <table:table-cell office:value-type="float" office:value="25.632">
            <text:p>25.632</text:p>
          </table:table-cell>
          <table:table-cell office:value-type="float" office:value="12.816">
            <text:p>12.816</text:p>
          </table:table-cell>
          <table:table-cell table:style-name="ce14" table:formula="of:=5/18" office:value-type="float" office:value="0.277777777777778">
            <text:p>0.2777777778</text:p>
          </table:table-cell>
          <table:table-cell table:style-name="ce14"/>
          <table:table-cell table:number-columns-repeated="3"/>
          <table:table-cell table:style-name="ce14" table:number-columns-repeated="5"/>
          <table:table-cell table:number-columns-repeated="1011"/>
        </table:table-row>
        <table:table-row table:style-name="ro1">
          <table:table-cell table:number-columns-repeated="3"/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2"/>
          <table:table-cell table:style-name="ce3" office:value-type="string">
            <text:p>Code_N</text:p>
          </table:table-cell>
          <table:table-cell table:style-name="ce3" office:value-type="string">
            <text:p>Code_D</text:p>
          </table:table-cell>
          <table:table-cell table:style-name="ce3" office:value-type="string">
            <text:p>s_nominal</text:p>
          </table:table-cell>
          <table:table-cell table:style-name="ce3" office:value-type="string">
            <text:p>s_distance</text:p>
          </table:table-cell>
          <table:table-cell table:style-name="ce3" office:value-type="string">
            <text:p>b</text:p>
          </table:table-cell>
          <table:table-cell table:style-name="ce3" office:value-type="string">
            <text:p>v_permitted</text:p>
          </table:table-cell>
          <table:table-cell table:style-name="ce3" office:value-type="string">
            <text:p>v_kmh</text:p>
          </table:table-cell>
          <table:table-cell table:style-name="ce12" table:number-columns-repeated="1016"/>
        </table:table-row>
        <table:table-row table:style-name="ro1">
          <table:table-cell/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table:formula="of:=[.B6]*[.$B$3]" office:value-type="float" office:value="3460.32">
            <text:p>3460.320</text:p>
          </table:table-cell>
          <table:table-cell table:formula="of:=[.C6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6]*([.D6]-[.E6]))" office:value-type="float" office:value="58.8244846981255">
            <text:p>58.8244846981</text:p>
          </table:table-cell>
          <table:table-cell table:formula="of:=[.G6]/[.$D$3]" office:value-type="float" office:value="211.768144913252">
            <text:p>211.768144913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table:formula="of:=[.B7]*[.$B$3]" office:value-type="float" office:value="3460.32">
            <text:p>3460.320</text:p>
          </table:table-cell>
          <table:table-cell table:formula="of:=[.C7]*[.$C$3]" office:value-type="float" office:value="12.816">
            <text:p>12.816</text:p>
          </table:table-cell>
          <table:table-cell table:style-name="ce1" table:formula="of:=[.F6]" office:value-type="float" office:value="0.5">
            <text:p>0.5</text:p>
          </table:table-cell>
          <table:table-cell table:formula="of:=SQRT(2*[.F7]*([.D7]-[.E7]))" office:value-type="float" office:value="58.7154494149538">
            <text:p>58.715449415</text:p>
          </table:table-cell>
          <table:table-cell table:formula="of:=[.G7]/[.$D$3]" office:value-type="float" office:value="211.375617893834">
            <text:p>211.375617893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  <table:table-cell table:formula="of:=[.B8]*[.$B$3]" office:value-type="float" office:value="3485.952">
            <text:p>3485.952</text:p>
          </table:table-cell>
          <table:table-cell table:formula="of:=[.C8]*[.$C$3]" office:value-type="float" office:value="25.632">
            <text:p>25.632</text:p>
          </table:table-cell>
          <table:table-cell table:style-name="ce1" table:formula="of:=[.F7]" office:value-type="float" office:value="0.5">
            <text:p>0.5</text:p>
          </table:table-cell>
          <table:table-cell table:formula="of:=SQRT(2*[.F8]*([.D8]-[.E8]))" office:value-type="float" office:value="58.8244846981255">
            <text:p>58.8244846981</text:p>
          </table:table-cell>
          <table:table-cell table:formula="of:=[.G8]/[.$D$3]" office:value-type="float" office:value="211.768144913252">
            <text:p>211.768144913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6">
            <text:p>136</text:p>
          </table:table-cell>
          <table:table-cell office:value-type="float" office:value="3">
            <text:p>3</text:p>
          </table:table-cell>
          <table:table-cell table:formula="of:=[.B9]*[.$B$3]" office:value-type="float" office:value="3485.952">
            <text:p>3485.952</text:p>
          </table:table-cell>
          <table:table-cell table:formula="of:=[.C9]*[.$C$3]" office:value-type="float" office:value="38.448">
            <text:p>38.448</text:p>
          </table:table-cell>
          <table:table-cell table:style-name="ce1" table:formula="of:=[.F8]" office:value-type="float" office:value="0.5">
            <text:p>0.5</text:p>
          </table:table-cell>
          <table:table-cell table:formula="of:=SQRT(2*[.F9]*([.D9]-[.E9]))" office:value-type="float" office:value="58.7154494149538">
            <text:p>58.715449415</text:p>
          </table:table-cell>
          <table:table-cell table:formula="of:=[.G9]/[.$D$3]" office:value-type="float" office:value="211.375617893834">
            <text:p>211.375617893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7">
            <text:p>137</text:p>
          </table:table-cell>
          <table:table-cell office:value-type="float" office:value="4">
            <text:p>4</text:p>
          </table:table-cell>
          <table:table-cell table:formula="of:=[.B10]*[.$B$3]" office:value-type="float" office:value="3511.584">
            <text:p>3511.584</text:p>
          </table:table-cell>
          <table:table-cell table:formula="of:=[.C10]*[.$C$3]" office:value-type="float" office:value="51.264">
            <text:p>51.264</text:p>
          </table:table-cell>
          <table:table-cell table:style-name="ce1" table:formula="of:=[.F9]" office:value-type="float" office:value="0.5">
            <text:p>0.5</text:p>
          </table:table-cell>
          <table:table-cell table:formula="of:=SQRT(2*[.F10]*([.D10]-[.E10]))" office:value-type="float" office:value="58.8244846981255">
            <text:p>58.8244846981</text:p>
          </table:table-cell>
          <table:table-cell table:formula="of:=[.G10]/[.$D$3]" office:value-type="float" office:value="211.768144913252">
            <text:p>211.768144913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7">
            <text:p>137</text:p>
          </table:table-cell>
          <table:table-cell office:value-type="float" office:value="5">
            <text:p>5</text:p>
          </table:table-cell>
          <table:table-cell table:formula="of:=[.B11]*[.$B$3]" office:value-type="float" office:value="3511.584">
            <text:p>3511.584</text:p>
          </table:table-cell>
          <table:table-cell table:formula="of:=[.C11]*[.$C$3]" office:value-type="float" office:value="64.08">
            <text:p>64.080</text:p>
          </table:table-cell>
          <table:table-cell table:style-name="ce1" table:formula="of:=[.F10]" office:value-type="float" office:value="0.5">
            <text:p>0.5</text:p>
          </table:table-cell>
          <table:table-cell table:formula="of:=SQRT(2*[.F11]*([.D11]-[.E11]))" office:value-type="float" office:value="58.7154494149538">
            <text:p>58.715449415</text:p>
          </table:table-cell>
          <table:table-cell table:formula="of:=[.G11]/[.$D$3]" office:value-type="float" office:value="211.375617893834">
            <text:p>211.375617893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8">
            <text:p>138</text:p>
          </table:table-cell>
          <table:table-cell office:value-type="float" office:value="6">
            <text:p>6</text:p>
          </table:table-cell>
          <table:table-cell table:formula="of:=[.B12]*[.$B$3]" office:value-type="float" office:value="3537.216">
            <text:p>3537.216</text:p>
          </table:table-cell>
          <table:table-cell table:formula="of:=[.C12]*[.$C$3]" office:value-type="float" office:value="76.896">
            <text:p>76.896</text:p>
          </table:table-cell>
          <table:table-cell table:style-name="ce1" table:formula="of:=[.F11]" office:value-type="float" office:value="0.5">
            <text:p>0.5</text:p>
          </table:table-cell>
          <table:table-cell table:formula="of:=SQRT(2*[.F12]*([.D12]-[.E12]))" office:value-type="float" office:value="58.8244846981255">
            <text:p>58.8244846981</text:p>
          </table:table-cell>
          <table:table-cell table:formula="of:=[.G12]/[.$D$3]" office:value-type="float" office:value="211.768144913252">
            <text:p>211.768144913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8">
            <text:p>138</text:p>
          </table:table-cell>
          <table:table-cell office:value-type="float" office:value="7">
            <text:p>7</text:p>
          </table:table-cell>
          <table:table-cell table:formula="of:=[.B13]*[.$B$3]" office:value-type="float" office:value="3537.216">
            <text:p>3537.216</text:p>
          </table:table-cell>
          <table:table-cell table:formula="of:=[.C13]*[.$C$3]" office:value-type="float" office:value="89.712">
            <text:p>89.712</text:p>
          </table:table-cell>
          <table:table-cell table:style-name="ce1" table:formula="of:=[.F12]" office:value-type="float" office:value="0.5">
            <text:p>0.5</text:p>
          </table:table-cell>
          <table:table-cell table:formula="of:=SQRT(2*[.F13]*([.D13]-[.E13]))" office:value-type="float" office:value="58.7154494149538">
            <text:p>58.715449415</text:p>
          </table:table-cell>
          <table:table-cell table:formula="of:=[.G13]/[.$D$3]" office:value-type="float" office:value="211.375617893834">
            <text:p>211.3756178938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"/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table:formula="of:=[.B15]*[.$B$3]" office:value-type="float" office:value="3460.32">
            <text:p>3460.320</text:p>
          </table:table-cell>
          <table:table-cell table:formula="of:=[.C15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15]*([.D15]-[.E15]))" office:value-type="float" office:value="58.8244846981255">
            <text:p>58.8244846981</text:p>
          </table:table-cell>
          <table:table-cell table:formula="of:=[.G15]/[.$D$3]" office:value-type="float" office:value="211.768144913252">
            <text:p>211.7681449133</text:p>
          </table:table-cell>
          <table:table-cell table:number-columns-repeated="1016"/>
        </table:table-row>
        <table:table-row table:style-name="ro1">
          <table:table-cell table:formula="of:=[.B3]*4" office:value-type="float" office:value="102.528">
            <text:p>102.528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table:formula="of:=[.B16]*[.$B$3]" office:value-type="float" office:value="3357.792">
            <text:p>3357.792</text:p>
          </table:table-cell>
          <table:table-cell table:formula="of:=[.C16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16]*([.D16]-[.E16]))" office:value-type="float" office:value="57.946458045337">
            <text:p>57.9464580453</text:p>
          </table:table-cell>
          <table:table-cell table:formula="of:=[.G16]/[.$D$3]" office:value-type="float" office:value="208.607248963213">
            <text:p>208.607248963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table:formula="of:=[.B17]*[.$B$3]" office:value-type="float" office:value="3255.264">
            <text:p>3255.264</text:p>
          </table:table-cell>
          <table:table-cell table:formula="of:=[.C17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17]*([.D17]-[.E17]))" office:value-type="float" office:value="57.0549209095938">
            <text:p>57.0549209096</text:p>
          </table:table-cell>
          <table:table-cell table:formula="of:=[.G17]/[.$D$3]" office:value-type="float" office:value="205.397715274538">
            <text:p>205.397715274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table:formula="of:=[.B18]*[.$B$3]" office:value-type="float" office:value="3152.736">
            <text:p>3152.736</text:p>
          </table:table-cell>
          <table:table-cell table:formula="of:=[.C18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18]*([.D18]-[.E18]))" office:value-type="float" office:value="56.1492297364799">
            <text:p>56.1492297365</text:p>
          </table:table-cell>
          <table:table-cell table:formula="of:=[.G18]/[.$D$3]" office:value-type="float" office:value="202.137227051328">
            <text:p>202.137227051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table:formula="of:=[.B19]*[.$B$3]" office:value-type="float" office:value="3050.208">
            <text:p>3050.208</text:p>
          </table:table-cell>
          <table:table-cell table:formula="of:=[.C19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19]*([.D19]-[.E19]))" office:value-type="float" office:value="55.228688197349">
            <text:p>55.2286881973</text:p>
          </table:table-cell>
          <table:table-cell table:formula="of:=[.G19]/[.$D$3]" office:value-type="float" office:value="198.823277510457">
            <text:p>198.823277510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table:formula="of:=[.B20]*[.$B$3]" office:value-type="float" office:value="2947.68">
            <text:p>2947.680</text:p>
          </table:table-cell>
          <table:table-cell table:formula="of:=[.C20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0]*([.D20]-[.E20]))" office:value-type="float" office:value="54.2925409241454">
            <text:p>54.2925409241</text:p>
          </table:table-cell>
          <table:table-cell table:formula="of:=[.G20]/[.$D$3]" office:value-type="float" office:value="195.453147326923">
            <text:p>195.453147326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table:formula="of:=[.B21]*[.$B$3]" office:value-type="float" office:value="2845.152">
            <text:p>2845.152</text:p>
          </table:table-cell>
          <table:table-cell table:formula="of:=[.C21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1]*([.D21]-[.E21]))" office:value-type="float" office:value="53.3399662542075">
            <text:p>53.3399662542</text:p>
          </table:table-cell>
          <table:table-cell table:formula="of:=[.G21]/[.$D$3]" office:value-type="float" office:value="192.023878515147">
            <text:p>192.023878515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table:formula="of:=[.B22]*[.$B$3]" office:value-type="float" office:value="2742.624">
            <text:p>2742.624</text:p>
          </table:table-cell>
          <table:table-cell table:formula="of:=[.C22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2]*([.D22]-[.E22]))" office:value-type="float" office:value="52.370067786857">
            <text:p>52.3700677869</text:p>
          </table:table-cell>
          <table:table-cell table:formula="of:=[.G22]/[.$D$3]" office:value-type="float" office:value="188.532244032685">
            <text:p>188.532244032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table:formula="of:=[.B23]*[.$B$3]" office:value-type="float" office:value="2640.096">
            <text:p>2640.096</text:p>
          </table:table-cell>
          <table:table-cell table:formula="of:=[.C23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3]*([.D23]-[.E23]))" office:value-type="float" office:value="51.3818645049009">
            <text:p>51.3818645049</text:p>
          </table:table-cell>
          <table:table-cell table:formula="of:=[.G23]/[.$D$3]" office:value-type="float" office:value="184.974712217643">
            <text:p>184.974712217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table:formula="of:=[.B24]*[.$B$3]" office:value-type="float" office:value="2537.568">
            <text:p>2537.568</text:p>
          </table:table-cell>
          <table:table-cell table:formula="of:=[.C24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4]*([.D24]-[.E24]))" office:value-type="float" office:value="50.37427915117">
            <text:p>50.3742791512</text:p>
          </table:table-cell>
          <table:table-cell table:formula="of:=[.G24]/[.$D$3]" office:value-type="float" office:value="181.347404944212">
            <text:p>181.347404944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table:formula="of:=[.B25]*[.$B$3]" office:value-type="float" office:value="2435.04">
            <text:p>2435.040</text:p>
          </table:table-cell>
          <table:table-cell table:formula="of:=[.C25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5]*([.D25]-[.E25]))" office:value-type="float" office:value="49.346124467885">
            <text:p>49.3461244679</text:p>
          </table:table-cell>
          <table:table-cell table:formula="of:=[.G25]/[.$D$3]" office:value-type="float" office:value="177.646048084386">
            <text:p>177.646048084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table:formula="of:=[.B26]*[.$B$3]" office:value-type="float" office:value="2332.512">
            <text:p>2332.512</text:p>
          </table:table-cell>
          <table:table-cell table:formula="of:=[.C26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6]*([.D26]-[.E26]))" office:value-type="float" office:value="48.2960867980005">
            <text:p>48.296086798</text:p>
          </table:table-cell>
          <table:table-cell table:formula="of:=[.G26]/[.$D$3]" office:value-type="float" office:value="173.865912472802">
            <text:p>173.865912472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table:formula="of:=[.B27]*[.$B$3]" office:value-type="float" office:value="2229.984">
            <text:p>2229.984</text:p>
          </table:table-cell>
          <table:table-cell table:formula="of:=[.C27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7]*([.D27]-[.E27]))" office:value-type="float" office:value="47.2227064027465">
            <text:p>47.2227064027</text:p>
          </table:table-cell>
          <table:table-cell table:formula="of:=[.G27]/[.$D$3]" office:value-type="float" office:value="170.001743049888">
            <text:p>170.001743049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table:formula="of:=[.B28]*[.$B$3]" office:value-type="float" office:value="2127.456">
            <text:p>2127.456</text:p>
          </table:table-cell>
          <table:table-cell table:formula="of:=[.C28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8]*([.D28]-[.E28]))" office:value-type="float" office:value="46.124353654008">
            <text:p>46.124353654</text:p>
          </table:table-cell>
          <table:table-cell table:formula="of:=[.G28]/[.$D$3]" office:value-type="float" office:value="166.047673154429">
            <text:p>166.047673154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table:formula="of:=[.B29]*[.$B$3]" office:value-type="float" office:value="2024.928">
            <text:p>2024.928</text:p>
          </table:table-cell>
          <table:table-cell table:formula="of:=[.C29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9]*([.D29]-[.E29]))" office:value-type="float" office:value="44.9991999928888">
            <text:p>44.9991999929</text:p>
          </table:table-cell>
          <table:table-cell table:formula="of:=[.G29]/[.$D$3]" office:value-type="float" office:value="161.9971199744">
            <text:p>161.997119974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table:formula="of:=[.B30]*[.$B$3]" office:value-type="float" office:value="1922.4">
            <text:p>1922.400</text:p>
          </table:table-cell>
          <table:table-cell table:formula="of:=[.C30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0]*([.D30]-[.E30]))" office:value-type="float" office:value="43.8451821754683">
            <text:p>43.8451821755</text:p>
          </table:table-cell>
          <table:table-cell table:formula="of:=[.G30]/[.$D$3]" office:value-type="float" office:value="157.842655831686">
            <text:p>157.842655831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table:formula="of:=[.B31]*[.$B$3]" office:value-type="float" office:value="1819.872">
            <text:p>1819.872</text:p>
          </table:table-cell>
          <table:table-cell table:formula="of:=[.C31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1]*([.D31]-[.E31]))" office:value-type="float" office:value="42.6599578058863">
            <text:p>42.6599578059</text:p>
          </table:table-cell>
          <table:table-cell table:formula="of:=[.G31]/[.$D$3]" office:value-type="float" office:value="153.575848101191">
            <text:p>153.575848101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table:formula="of:=[.B32]*[.$B$3]" office:value-type="float" office:value="1717.344">
            <text:p>1717.344</text:p>
          </table:table-cell>
          <table:table-cell table:formula="of:=[.C32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2]*([.D32]-[.E32]))" office:value-type="float" office:value="41.4408494121441">
            <text:p>41.4408494121</text:p>
          </table:table-cell>
          <table:table-cell table:formula="of:=[.G32]/[.$D$3]" office:value-type="float" office:value="149.187057883719">
            <text:p>149.187057883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table:formula="of:=[.B33]*[.$B$3]" office:value-type="float" office:value="1614.816">
            <text:p>1614.816</text:p>
          </table:table-cell>
          <table:table-cell table:formula="of:=[.C33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3]*([.D33]-[.E33]))" office:value-type="float" office:value="40.1847732356424">
            <text:p>40.1847732356</text:p>
          </table:table-cell>
          <table:table-cell table:formula="of:=[.G33]/[.$D$3]" office:value-type="float" office:value="144.665183648313">
            <text:p>144.665183648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table:formula="of:=[.B34]*[.$B$3]" office:value-type="float" office:value="1512.288">
            <text:p>1512.288</text:p>
          </table:table-cell>
          <table:table-cell table:formula="of:=[.C34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4]*([.D34]-[.E34]))" office:value-type="float" office:value="38.8881472945164">
            <text:p>38.8881472945</text:p>
          </table:table-cell>
          <table:table-cell table:formula="of:=[.G34]/[.$D$3]" office:value-type="float" office:value="139.997330260259">
            <text:p>139.997330260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formula="of:=[.B35]*[.$B$3]" office:value-type="float" office:value="1409.76">
            <text:p>1409.760</text:p>
          </table:table-cell>
          <table:table-cell table:formula="of:=[.C35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5]*([.D35]-[.E35]))" office:value-type="float" office:value="37.5467708331888">
            <text:p>37.5467708332</text:p>
          </table:table-cell>
          <table:table-cell table:formula="of:=[.G35]/[.$D$3]" office:value-type="float" office:value="135.16837499948">
            <text:p>135.168374999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f:=[.B36]*[.$B$3]" office:value-type="float" office:value="1307.232">
            <text:p>1307.232</text:p>
          </table:table-cell>
          <table:table-cell table:formula="of:=[.C36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6]*([.D36]-[.E36]))" office:value-type="float" office:value="36.1556634567809">
            <text:p>36.1556634568</text:p>
          </table:table-cell>
          <table:table-cell table:formula="of:=[.G36]/[.$D$3]" office:value-type="float" office:value="130.160388444411">
            <text:p>130.160388444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table:formula="of:=[.B37]*[.$B$3]" office:value-type="float" office:value="1204.704">
            <text:p>1204.704</text:p>
          </table:table-cell>
          <table:table-cell table:formula="of:=[.C37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7]*([.D37]-[.E37]))" office:value-type="float" office:value="34.7088461346672">
            <text:p>34.7088461347</text:p>
          </table:table-cell>
          <table:table-cell table:formula="of:=[.G37]/[.$D$3]" office:value-type="float" office:value="124.951846084802">
            <text:p>124.951846084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formula="of:=[.B38]*[.$B$3]" office:value-type="float" office:value="1102.176">
            <text:p>1102.176</text:p>
          </table:table-cell>
          <table:table-cell table:formula="of:=[.C38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8]*([.D38]-[.E38]))" office:value-type="float" office:value="33.1990361305867">
            <text:p>33.1990361306</text:p>
          </table:table-cell>
          <table:table-cell table:formula="of:=[.G38]/[.$D$3]" office:value-type="float" office:value="119.516530070112">
            <text:p>119.516530070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formula="of:=[.B39]*[.$B$3]" office:value-type="float" office:value="999.648">
            <text:p>999.648</text:p>
          </table:table-cell>
          <table:table-cell table:formula="of:=[.C39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9]*([.D39]-[.E39]))" office:value-type="float" office:value="31.6172105031421">
            <text:p>31.6172105031</text:p>
          </table:table-cell>
          <table:table-cell table:formula="of:=[.G39]/[.$D$3]" office:value-type="float" office:value="113.821957811312">
            <text:p>113.821957811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B40]*[.$B$3]" office:value-type="float" office:value="897.12">
            <text:p>897.120</text:p>
          </table:table-cell>
          <table:table-cell table:formula="of:=[.C40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0]*([.D40]-[.E40]))" office:value-type="float" office:value="29.9519615384368">
            <text:p>29.9519615384</text:p>
          </table:table-cell>
          <table:table-cell table:formula="of:=[.G40]/[.$D$3]" office:value-type="float" office:value="107.827061538373">
            <text:p>107.827061538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formula="of:=[.B41]*[.$B$3]" office:value-type="float" office:value="794.592">
            <text:p>794.592</text:p>
          </table:table-cell>
          <table:table-cell table:formula="of:=[.C41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1]*([.D41]-[.E41]))" office:value-type="float" office:value="28.188508296822">
            <text:p>28.1885082968</text:p>
          </table:table-cell>
          <table:table-cell table:formula="of:=[.G41]/[.$D$3]" office:value-type="float" office:value="101.478629868559">
            <text:p>101.478629868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formula="of:=[.B42]*[.$B$3]" office:value-type="float" office:value="692.064">
            <text:p>692.064</text:p>
          </table:table-cell>
          <table:table-cell table:formula="of:=[.C42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2]*([.D42]-[.E42]))" office:value-type="float" office:value="26.307109305281">
            <text:p>26.3071093053</text:p>
          </table:table-cell>
          <table:table-cell table:formula="of:=[.G42]/[.$D$3]" office:value-type="float" office:value="94.7055934990115">
            <text:p>94.70559349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formula="of:=[.B43]*[.$B$3]" office:value-type="float" office:value="589.536">
            <text:p>589.536</text:p>
          </table:table-cell>
          <table:table-cell table:formula="of:=[.C43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3]*([.D43]-[.E43]))" office:value-type="float" office:value="24.2803624355157">
            <text:p>24.2803624355</text:p>
          </table:table-cell>
          <table:table-cell table:formula="of:=[.G43]/[.$D$3]" office:value-type="float" office:value="87.4093047678564">
            <text:p>87.409304767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44]*[.$B$3]" office:value-type="float" office:value="487.008">
            <text:p>487.008</text:p>
          </table:table-cell>
          <table:table-cell table:formula="of:=[.C44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4]*([.D44]-[.E44]))" office:value-type="float" office:value="22.0682577472713">
            <text:p>22.0682577473</text:p>
          </table:table-cell>
          <table:table-cell table:formula="of:=[.G44]/[.$D$3]" office:value-type="float" office:value="79.4457278901767">
            <text:p>79.445727890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B45]*[.$B$3]" office:value-type="float" office:value="384.48">
            <text:p>384.480</text:p>
          </table:table-cell>
          <table:table-cell table:formula="of:=[.C45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5]*([.D45]-[.E45]))" office:value-type="float" office:value="19.6081615660418">
            <text:p>19.608161566</text:p>
          </table:table-cell>
          <table:table-cell table:formula="of:=[.G45]/[.$D$3]" office:value-type="float" office:value="70.5893816377506">
            <text:p>70.589381637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B46]*[.$B$3]" office:value-type="float" office:value="281.952">
            <text:p>281.952</text:p>
          </table:table-cell>
          <table:table-cell table:formula="of:=[.C46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6]*([.D46]-[.E46]))" office:value-type="float" office:value="16.7914263837233">
            <text:p>16.7914263837</text:p>
          </table:table-cell>
          <table:table-cell table:formula="of:=[.G46]/[.$D$3]" office:value-type="float" office:value="60.449134981404">
            <text:p>60.449134981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B47]*[.$B$3]" office:value-type="float" office:value="179.424">
            <text:p>179.424</text:p>
          </table:table-cell>
          <table:table-cell table:formula="of:=[.C47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7]*([.D47]-[.E47]))" office:value-type="float" office:value="13.3949244118808">
            <text:p>13.3949244119</text:p>
          </table:table-cell>
          <table:table-cell table:formula="of:=[.G47]/[.$D$3]" office:value-type="float" office:value="48.2217278827708">
            <text:p>48.221727882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48]*[.$B$3]" office:value-type="float" office:value="76.896">
            <text:p>76.896</text:p>
          </table:table-cell>
          <table:table-cell table:formula="of:=[.C48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8]*([.D48]-[.E48]))" office:value-type="float" office:value="8.76903643509365">
            <text:p>8.7690364351</text:p>
          </table:table-cell>
          <table:table-cell table:formula="of:=[.G48]/[.$D$3]" office:value-type="float" office:value="31.5685311663371">
            <text:p>31.5685311663</text:p>
          </table:table-cell>
          <table:table-cell table:number-columns-repeated="1016"/>
        </table:table-row>
        <table:table-row table:style-name="ro1" table:number-rows-repeated="24">
          <table:table-cell table:number-columns-repeated="5"/>
          <table:table-cell table:style-name="ce1"/>
          <table:table-cell table:number-columns-repeated="1018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ysics" table:style-name="ta1" table:print="false">
        <table:table-column table:style-name="co13" table:default-cell-style-name="Default"/>
        <table:table-column table:style-name="co5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km/h→m/s:</text:p>
          </table:table-cell>
          <table:table-cell table:formula="of:=5/18" office:value-type="float" office:value="0.277777777777778">
            <text:p>0.277777777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a</text:p>
          </table:table-cell>
          <table:table-cell office:value-type="string">
            <text:p>s₀</text:p>
          </table:table-cell>
          <table:table-cell office:value-type="string">
            <text:p>s₁</text:p>
          </table:table-cell>
          <table:table-cell office:value-type="string">
            <text:p>v₀</text:p>
          </table:table-cell>
          <table:table-cell office:value-type="string">
            <text:p>v₁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Initial values</text:p>
          </table:table-cell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65">
            <text:p>165</text:p>
          </table:table-cell>
          <table:table-cell office:value-type="float" office:value="85">
            <text:p>85</text:p>
          </table:table-cell>
          <table:table-cell office:value-type="float" office:value="23">
            <text:p>23</text:p>
          </table:table-cell>
        </table:table-row>
        <table:table-row table:style-name="ro1">
          <table:table-cell/>
          <table:table-cell table:formula="of:=-[.B5]" office:value-type="float" office:value="-1.1">
            <text:p>-1.1</text:p>
          </table:table-cell>
          <table:table-cell table:formula="of:=[.C5]" office:value-type="float" office:value="0">
            <text:p>0</text:p>
          </table:table-cell>
          <table:table-cell table:formula="of:=[.D5]" office:value-type="float" office:value="700">
            <text:p>700</text:p>
          </table:table-cell>
          <table:table-cell table:formula="of:=[.E5]*[.$C$2]" office:value-type="float" office:value="45.8333333333333">
            <text:p>45.8333333333</text:p>
          </table:table-cell>
          <table:table-cell table:formula="of:=[.F5]*[.$C$2]" office:value-type="float" office:value="23.6111111111111">
            <text:p>23.6111111111</text:p>
          </table:table-cell>
          <table:table-cell table:formula="of:=[.G5]" office:value-type="float" office:value="23">
            <text:p>23</text:p>
          </table:table-cell>
        </table:table-row>
        <table:table-row table:style-name="ro1">
          <table:table-cell office:value-type="string">
            <text:p>v₁=v₀+at</text:p>
          </table:table-cell>
          <table:table-cell table:number-columns-repeated="6"/>
        </table:table-row>
        <table:table-row table:style-name="ro1">
          <table:table-cell office:value-type="string">
            <text:p>S₁=s₀+½(v₀+v₁)t²</text:p>
          </table:table-cell>
          <table:table-cell table:number-columns-repeated="2"/>
          <table:table-cell table:formula="of:=[.C6]+0.5*([.E6]+[.F6])*[.G6]" office:value-type="float" office:value="798.611111111111">
            <text:p>798.6111111111</text:p>
          </table:table-cell>
          <table:table-cell table:number-columns-repeated="3"/>
        </table:table-row>
        <table:table-row table:style-name="ro1">
          <table:table-cell office:value-type="string">
            <text:p>s₁=v₀t+½at²</text:p>
          </table:table-cell>
          <table:table-cell table:number-columns-repeated="6"/>
        </table:table-row>
        <table:table-row table:style-name="ro1">
          <table:table-cell office:value-type="string">
            <text:p>s₁=v₁t-½at²</text:p>
          </table:table-cell>
          <table:table-cell table:number-columns-repeated="6"/>
        </table:table-row>
        <table:table-row table:style-name="ro1">
          <table:table-cell office:value-type="string">
            <text:p>v₁²=v₀²+2as₁</text:p>
          </table:table-cell>
          <table:table-cell table:formula="of:=([.F6]^2-[.E6]^2)/(2*[.D6])" office:value-type="float" office:value="-1.10229276895944">
            <text:p>-1.102292769</text:p>
          </table:table-cell>
          <table:table-cell/>
          <table:table-cell table:formula="of:=([.F6]^2-[.E6]^2)/(2*[.B6])" office:value-type="float" office:value="701.459034792368">
            <text:p>701.4590347924</text:p>
          </table:table-cell>
          <table:table-cell table:formula="of:=SQRT([.F6]^2-2*[.B6]*[.D6])" office:value-type="float" office:value="45.7983031115918">
            <text:p>45.7983031116</text:p>
          </table:table-cell>
          <table:table-cell table:number-columns-repeated="2"/>
        </table:table-row>
        <table:table-row table:style-name="ro1">
          <table:table-cell office:value-type="string">
            <text:p>a=(v₁-v₀)/t</text:p>
          </table:table-cell>
          <table:table-cell table:formula="of:=([.F6]-[.E6])/[.G6]" office:value-type="float" office:value="-0.966183574879227">
            <text:p>-0.9661835749</text:p>
          </table:table-cell>
          <table:table-cell table:number-columns-repeated="4"/>
          <table:table-cell table:formula="of:=([.F6]-[.E6])/[.B6]" office:value-type="float" office:value="20.2020202020202">
            <text:p>20.202020202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fraction number:min-integer-digits="0" number:min-numerator-digits="3" number:min-denominator-digits="3"/>
    </number:number-style>
    <number:number-style style:name="N108">
      <number:number number:decimal-places="4" number:min-integer-digits="0" number:decimal-replacement=""/>
    </number:number-style>
    <number:number-style style:name="N109">
      <number:number number:decimal-places="4" number:min-integer-digits="1" number:decimal-replacement=""/>
    </number:number-style>
    <number:number-style style:name="N110">
      <number:number number:decimal-places="3" number:min-integer-digits="1"/>
    </number:number-style>
    <style:style style:name="Default" style:family="table-cell">
      <style:table-cell-properties style:vertical-justify="auto"/>
      <style:paragraph-properties css3t:text-justify="auto"/>
      <style:text-properties style:font-name="DejaVu Sans" fo:font-size="10.5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31">31/03/2011</text:date>, <text:time>21:3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bie Smith</meta:initial-creator>
    <meta:creation-date>2010-10-11T21:22:22</meta:creation-date>
    <dc:date>2011-03-31T21:36:08</dc:date>
    <meta:editing-duration>P1DT23H16M46S</meta:editing-duration>
    <meta:editing-cycles>31</meta:editing-cycles>
    <meta:generator>LibreOffice/3.3$Unix LibreOffice_project/330m19$Build-202</meta:generator>
    <meta:document-statistic meta:table-count="3" meta:cell-count="905" meta:object-count="0"/>
  </office:meta>
</office:document-meta>
</file>